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BE000001C5B4005AFFEEF4FA48.gif" manifest:media-type="image/gif"/>
  <manifest:file-entry manifest:full-path="Pictures/10000200000000720000002FD6E2925E25034CFD.gif" manifest:media-type="image/gif"/>
  <manifest:file-entry manifest:full-path="Pictures/100002000000008D000000423AD065426CD6157A.gif" manifest:media-type="image/gif"/>
  <manifest:file-entry manifest:full-path="Pictures/1000020000000281000001BEEA740F96ACDF5BD6.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c92688" officeooo:paragraph-rsid="00c92688"/>
    </style:style>
    <style:style style:name="P2" style:family="paragraph" style:parent-style-name="Standard">
      <style:paragraph-properties fo:text-align="justify" style:justify-single-word="false"/>
      <style:text-properties officeooo:rsid="00c92688" officeooo:paragraph-rsid="00e2b9ff"/>
    </style:style>
    <style:style style:name="P3" style:family="paragraph" style:parent-style-name="Standard">
      <style:paragraph-properties fo:text-align="justify" style:justify-single-word="false"/>
      <style:text-properties officeooo:rsid="00c92688" officeooo:paragraph-rsid="0187e491"/>
    </style:style>
    <style:style style:name="P4" style:family="paragraph" style:parent-style-name="Standard">
      <style:paragraph-properties fo:text-align="justify" style:justify-single-word="false"/>
      <style:text-properties officeooo:rsid="00cd61d5" officeooo:paragraph-rsid="00cd61d5"/>
    </style:style>
    <style:style style:name="P5" style:family="paragraph" style:parent-style-name="Standard">
      <style:paragraph-properties fo:text-align="justify" style:justify-single-word="false"/>
      <style:text-properties officeooo:rsid="00ce9c4f" officeooo:paragraph-rsid="00ce9c4f"/>
    </style:style>
    <style:style style:name="P6" style:family="paragraph" style:parent-style-name="Standard">
      <style:paragraph-properties fo:text-align="justify" style:justify-single-word="false"/>
      <style:text-properties officeooo:rsid="00d499ae" officeooo:paragraph-rsid="00d499ae"/>
    </style:style>
    <style:style style:name="P7" style:family="paragraph" style:parent-style-name="Standard">
      <style:paragraph-properties fo:text-align="justify" style:justify-single-word="false"/>
      <style:text-properties officeooo:rsid="00d8e99c" officeooo:paragraph-rsid="00d8e99c"/>
    </style:style>
    <style:style style:name="P8" style:family="paragraph" style:parent-style-name="Standard">
      <style:paragraph-properties fo:text-align="justify" style:justify-single-word="false"/>
      <style:text-properties officeooo:rsid="00d9ec3e" officeooo:paragraph-rsid="00d9ec3e"/>
    </style:style>
    <style:style style:name="P9" style:family="paragraph" style:parent-style-name="Standard">
      <style:paragraph-properties fo:text-align="justify" style:justify-single-word="false"/>
      <style:text-properties officeooo:rsid="00dc2880" officeooo:paragraph-rsid="00dc2880"/>
    </style:style>
    <style:style style:name="P10" style:family="paragraph" style:parent-style-name="Standard">
      <style:paragraph-properties fo:text-align="justify" style:justify-single-word="false"/>
      <style:text-properties officeooo:rsid="00de0b9a" officeooo:paragraph-rsid="00de0b9a"/>
    </style:style>
    <style:style style:name="P11" style:family="paragraph" style:parent-style-name="Standard">
      <style:paragraph-properties fo:text-align="justify" style:justify-single-word="false"/>
      <style:text-properties officeooo:rsid="00e4f6f7" officeooo:paragraph-rsid="00e4f6f7"/>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e78513"/>
    </style:style>
    <style:style style:name="P14" style:family="paragraph" style:parent-style-name="Standard">
      <style:paragraph-properties fo:text-align="justify" style:justify-single-word="false"/>
      <style:text-properties officeooo:paragraph-rsid="00c92688"/>
    </style:style>
    <style:style style:name="P15" style:family="paragraph" style:parent-style-name="Standard">
      <style:paragraph-properties fo:text-align="justify" style:justify-single-word="false"/>
      <style:text-properties officeooo:paragraph-rsid="016db56f"/>
    </style:style>
    <style:style style:name="P16" style:family="paragraph" style:parent-style-name="Standard">
      <style:paragraph-properties fo:text-align="justify" style:justify-single-word="false"/>
      <style:text-properties officeooo:paragraph-rsid="0187481f"/>
    </style:style>
    <style:style style:name="P17" style:family="paragraph" style:parent-style-name="Standard">
      <style:paragraph-properties fo:text-align="justify" style:justify-single-word="false"/>
      <style:text-properties officeooo:rsid="00ecc8c4" officeooo:paragraph-rsid="00ecc8c4"/>
    </style:style>
    <style:style style:name="P18" style:family="paragraph" style:parent-style-name="Standard">
      <style:paragraph-properties fo:text-align="justify" style:justify-single-word="false"/>
      <style:text-properties officeooo:rsid="00ef7a76" officeooo:paragraph-rsid="00ef7a76"/>
    </style:style>
    <style:style style:name="P19" style:family="paragraph" style:parent-style-name="Standard">
      <style:paragraph-properties fo:text-align="justify" style:justify-single-word="false"/>
      <style:text-properties officeooo:rsid="00f42f35" officeooo:paragraph-rsid="00f42f35"/>
    </style:style>
    <style:style style:name="P20" style:family="paragraph" style:parent-style-name="Standard">
      <style:paragraph-properties fo:text-align="justify" style:justify-single-word="false"/>
      <style:text-properties officeooo:rsid="00f481cc" officeooo:paragraph-rsid="00f481cc"/>
    </style:style>
    <style:style style:name="P21" style:family="paragraph" style:parent-style-name="Standard">
      <style:paragraph-properties fo:text-align="justify" style:justify-single-word="false"/>
      <style:text-properties officeooo:rsid="00f481cc" officeooo:paragraph-rsid="00fa8082"/>
    </style:style>
    <style:style style:name="P22" style:family="paragraph" style:parent-style-name="Standard">
      <style:paragraph-properties fo:text-align="justify" style:justify-single-word="false"/>
      <style:text-properties officeooo:rsid="00f481cc" officeooo:paragraph-rsid="0104df8e"/>
    </style:style>
    <style:style style:name="P23" style:family="paragraph" style:parent-style-name="Standard">
      <style:paragraph-properties fo:text-align="justify" style:justify-single-word="false"/>
      <style:text-properties officeooo:rsid="00f65a32" officeooo:paragraph-rsid="00f934dd"/>
    </style:style>
    <style:style style:name="P24" style:family="paragraph" style:parent-style-name="Standard">
      <style:paragraph-properties fo:text-align="justify" style:justify-single-word="false"/>
      <style:text-properties officeooo:rsid="00f934dd" officeooo:paragraph-rsid="00f934dd"/>
    </style:style>
    <style:style style:name="P25" style:family="paragraph" style:parent-style-name="Standard">
      <style:paragraph-properties fo:text-align="justify" style:justify-single-word="false"/>
      <style:text-properties officeooo:rsid="00fa8082" officeooo:paragraph-rsid="00fa8082"/>
    </style:style>
    <style:style style:name="P26" style:family="paragraph" style:parent-style-name="Standard">
      <style:paragraph-properties fo:text-align="justify" style:justify-single-word="false"/>
      <style:text-properties officeooo:rsid="0104df8e" officeooo:paragraph-rsid="0104df8e"/>
    </style:style>
    <style:style style:name="P27" style:family="paragraph" style:parent-style-name="Standard">
      <style:paragraph-properties fo:text-align="justify" style:justify-single-word="false"/>
      <style:text-properties officeooo:rsid="0109d7d8" officeooo:paragraph-rsid="0109d7d8"/>
    </style:style>
    <style:style style:name="P28" style:family="paragraph" style:parent-style-name="Standard">
      <style:paragraph-properties fo:text-align="justify" style:justify-single-word="false"/>
      <style:text-properties officeooo:rsid="010aeeba" officeooo:paragraph-rsid="010aeeba"/>
    </style:style>
    <style:style style:name="P29" style:family="paragraph" style:parent-style-name="Standard">
      <style:paragraph-properties fo:text-align="justify" style:justify-single-word="false"/>
      <style:text-properties officeooo:rsid="010aeeba" officeooo:paragraph-rsid="010b6f4c"/>
    </style:style>
    <style:style style:name="P30" style:family="paragraph" style:parent-style-name="Standard">
      <style:paragraph-properties fo:text-align="justify" style:justify-single-word="false"/>
      <style:text-properties officeooo:rsid="010b6f4c" officeooo:paragraph-rsid="010b6f4c"/>
    </style:style>
    <style:style style:name="P31" style:family="paragraph" style:parent-style-name="Standard">
      <style:paragraph-properties fo:text-align="justify" style:justify-single-word="false"/>
      <style:text-properties officeooo:rsid="010be835" officeooo:paragraph-rsid="010be835"/>
    </style:style>
    <style:style style:name="P32" style:family="paragraph" style:parent-style-name="Standard">
      <style:paragraph-properties fo:text-align="justify" style:justify-single-word="false"/>
      <style:text-properties officeooo:rsid="010d516b" officeooo:paragraph-rsid="010d516b"/>
    </style:style>
    <style:style style:name="P33" style:family="paragraph" style:parent-style-name="Standard">
      <style:paragraph-properties fo:text-align="justify" style:justify-single-word="false"/>
      <style:text-properties officeooo:rsid="010fb3b6" officeooo:paragraph-rsid="010fb3b6"/>
    </style:style>
    <style:style style:name="P34" style:family="paragraph" style:parent-style-name="Standard">
      <style:paragraph-properties fo:text-align="justify" style:justify-single-word="false"/>
      <style:text-properties officeooo:rsid="011437f1" officeooo:paragraph-rsid="011437f1"/>
    </style:style>
    <style:style style:name="P35" style:family="paragraph" style:parent-style-name="Standard">
      <style:paragraph-properties fo:text-align="justify" style:justify-single-word="false"/>
      <style:text-properties officeooo:rsid="0116c644" officeooo:paragraph-rsid="0116c644"/>
    </style:style>
    <style:style style:name="P36" style:family="paragraph" style:parent-style-name="Standard">
      <style:paragraph-properties fo:text-align="justify" style:justify-single-word="false"/>
      <style:text-properties officeooo:rsid="0116c644" officeooo:paragraph-rsid="01187a52"/>
    </style:style>
    <style:style style:name="P37" style:family="paragraph" style:parent-style-name="Standard">
      <style:paragraph-properties fo:text-align="justify" style:justify-single-word="false"/>
      <style:text-properties officeooo:rsid="011a915d" officeooo:paragraph-rsid="011a915d"/>
    </style:style>
    <style:style style:name="P38" style:family="paragraph" style:parent-style-name="Standard">
      <style:paragraph-properties fo:text-align="justify" style:justify-single-word="false"/>
      <style:text-properties officeooo:rsid="011e2638" officeooo:paragraph-rsid="011e2638"/>
    </style:style>
    <style:style style:name="P39" style:family="paragraph" style:parent-style-name="Standard">
      <style:paragraph-properties fo:text-align="justify" style:justify-single-word="false"/>
      <style:text-properties officeooo:rsid="01200c0b" officeooo:paragraph-rsid="01200c0b"/>
    </style:style>
    <style:style style:name="P40" style:family="paragraph" style:parent-style-name="Standard">
      <style:paragraph-properties fo:text-align="justify" style:justify-single-word="false"/>
      <style:text-properties officeooo:rsid="01212ed4" officeooo:paragraph-rsid="01212ed4"/>
    </style:style>
    <style:style style:name="P41" style:family="paragraph" style:parent-style-name="Standard">
      <style:paragraph-properties fo:text-align="justify" style:justify-single-word="false"/>
      <style:text-properties officeooo:rsid="0121708c" officeooo:paragraph-rsid="012225a6"/>
    </style:style>
    <style:style style:name="P42" style:family="paragraph" style:parent-style-name="Standard">
      <style:paragraph-properties fo:text-align="justify" style:justify-single-word="false"/>
      <style:text-properties officeooo:rsid="0121708c" officeooo:paragraph-rsid="0121708c"/>
    </style:style>
    <style:style style:name="P43" style:family="paragraph" style:parent-style-name="Standard">
      <style:paragraph-properties fo:text-align="justify" style:justify-single-word="false"/>
      <style:text-properties officeooo:rsid="0126216b" officeooo:paragraph-rsid="0126216b"/>
    </style:style>
    <style:style style:name="P44" style:family="paragraph" style:parent-style-name="Standard">
      <style:text-properties officeooo:rsid="01298c8f" officeooo:paragraph-rsid="01298c8f"/>
    </style:style>
    <style:style style:name="P45" style:family="paragraph" style:parent-style-name="Standard">
      <style:paragraph-properties fo:text-align="justify" style:justify-single-word="false"/>
      <style:text-properties officeooo:rsid="0126a246" officeooo:paragraph-rsid="012ed450"/>
    </style:style>
    <style:style style:name="P46" style:family="paragraph" style:parent-style-name="Standard">
      <style:paragraph-properties fo:text-align="justify" style:justify-single-word="false"/>
      <style:text-properties officeooo:rsid="012f3ba4" officeooo:paragraph-rsid="012f3ba4"/>
    </style:style>
    <style:style style:name="P47" style:family="paragraph" style:parent-style-name="Standard">
      <style:paragraph-properties fo:text-align="justify" style:justify-single-word="false"/>
      <style:text-properties officeooo:rsid="012f3ba4" officeooo:paragraph-rsid="0133b0c4"/>
    </style:style>
    <style:style style:name="P48" style:family="paragraph" style:parent-style-name="Standard">
      <style:paragraph-properties fo:text-align="justify" style:justify-single-word="false"/>
      <style:text-properties officeooo:rsid="0130514d" officeooo:paragraph-rsid="0130514d"/>
    </style:style>
    <style:style style:name="P49" style:family="paragraph" style:parent-style-name="Standard">
      <style:paragraph-properties fo:text-align="justify" style:justify-single-word="false"/>
      <style:text-properties officeooo:rsid="01331b5f" officeooo:paragraph-rsid="01331b5f"/>
    </style:style>
    <style:style style:name="P50" style:family="paragraph" style:parent-style-name="Standard">
      <style:paragraph-properties fo:text-align="justify" style:justify-single-word="false"/>
      <style:text-properties officeooo:rsid="0133b0c4" officeooo:paragraph-rsid="0133b0c4"/>
    </style:style>
    <style:style style:name="P51" style:family="paragraph" style:parent-style-name="Standard">
      <style:paragraph-properties fo:text-align="justify" style:justify-single-word="false"/>
      <style:text-properties officeooo:rsid="01371841" officeooo:paragraph-rsid="01371841"/>
    </style:style>
    <style:style style:name="P52" style:family="paragraph" style:parent-style-name="Standard">
      <style:paragraph-properties fo:text-align="justify" style:justify-single-word="false"/>
      <style:text-properties officeooo:rsid="01377d6a" officeooo:paragraph-rsid="01377d6a"/>
    </style:style>
    <style:style style:name="P53" style:family="paragraph" style:parent-style-name="Standard">
      <style:paragraph-properties fo:text-align="justify" style:justify-single-word="false"/>
      <style:text-properties officeooo:rsid="013a1e13" officeooo:paragraph-rsid="013a1e13"/>
    </style:style>
    <style:style style:name="P54" style:family="paragraph" style:parent-style-name="Standard">
      <style:paragraph-properties fo:text-align="justify" style:justify-single-word="false"/>
      <style:text-properties officeooo:rsid="013d3270" officeooo:paragraph-rsid="013d3270"/>
    </style:style>
    <style:style style:name="P55" style:family="paragraph" style:parent-style-name="Standard">
      <style:paragraph-properties fo:text-align="justify" style:justify-single-word="false"/>
      <style:text-properties officeooo:rsid="0148425e" officeooo:paragraph-rsid="0148425e"/>
    </style:style>
    <style:style style:name="P56" style:family="paragraph" style:parent-style-name="Standard">
      <style:paragraph-properties fo:text-align="justify" style:justify-single-word="false"/>
      <style:text-properties officeooo:rsid="014997eb" officeooo:paragraph-rsid="014e60b0"/>
    </style:style>
    <style:style style:name="P57" style:family="paragraph" style:parent-style-name="Standard">
      <style:paragraph-properties fo:text-align="justify" style:justify-single-word="false"/>
      <style:text-properties officeooo:rsid="014e60b0" officeooo:paragraph-rsid="014e60b0"/>
    </style:style>
    <style:style style:name="P58" style:family="paragraph" style:parent-style-name="Standard">
      <style:paragraph-properties fo:text-align="justify" style:justify-single-word="false"/>
      <style:text-properties officeooo:rsid="014e60b0" officeooo:paragraph-rsid="0151d31f"/>
    </style:style>
    <style:style style:name="P59" style:family="paragraph" style:parent-style-name="Standard">
      <style:paragraph-properties fo:text-align="justify" style:justify-single-word="false"/>
      <style:text-properties officeooo:rsid="0155665b" officeooo:paragraph-rsid="0155665b"/>
    </style:style>
    <style:style style:name="P60" style:family="paragraph" style:parent-style-name="Standard">
      <style:paragraph-properties fo:text-align="justify" style:justify-single-word="false"/>
      <style:text-properties officeooo:rsid="015908b4" officeooo:paragraph-rsid="015908b4"/>
    </style:style>
    <style:style style:name="P61" style:family="paragraph" style:parent-style-name="Standard">
      <style:paragraph-properties fo:text-align="justify" style:justify-single-word="false"/>
      <style:text-properties officeooo:rsid="015a0b02" officeooo:paragraph-rsid="015a0b02"/>
    </style:style>
    <style:style style:name="P62" style:family="paragraph" style:parent-style-name="Standard">
      <style:paragraph-properties fo:text-align="justify" style:justify-single-word="false"/>
      <style:text-properties officeooo:rsid="015b6177" officeooo:paragraph-rsid="015b6177"/>
    </style:style>
    <style:style style:name="P63" style:family="paragraph" style:parent-style-name="Standard">
      <style:paragraph-properties fo:text-align="justify" style:justify-single-word="false"/>
      <style:text-properties officeooo:rsid="015b6177" officeooo:paragraph-rsid="01667694"/>
    </style:style>
    <style:style style:name="P64" style:family="paragraph" style:parent-style-name="Standard">
      <style:paragraph-properties fo:text-align="justify" style:justify-single-word="false"/>
      <style:text-properties officeooo:rsid="015d7d8b" officeooo:paragraph-rsid="015d7d8b"/>
    </style:style>
    <style:style style:name="P65" style:family="paragraph" style:parent-style-name="Standard">
      <style:paragraph-properties fo:text-align="justify" style:justify-single-word="false"/>
      <style:text-properties officeooo:rsid="015d7d8b" officeooo:paragraph-rsid="01667694"/>
    </style:style>
    <style:style style:name="P66" style:family="paragraph" style:parent-style-name="Standard">
      <style:paragraph-properties fo:text-align="justify" style:justify-single-word="false"/>
      <style:text-properties officeooo:rsid="015fbe5b" officeooo:paragraph-rsid="015fbe5b"/>
    </style:style>
    <style:style style:name="P67" style:family="paragraph" style:parent-style-name="Standard">
      <style:paragraph-properties fo:text-align="justify" style:justify-single-word="false"/>
      <style:text-properties officeooo:rsid="01695354" officeooo:paragraph-rsid="01695354"/>
    </style:style>
    <style:style style:name="P68" style:family="paragraph" style:parent-style-name="Standard">
      <style:paragraph-properties fo:text-align="justify" style:justify-single-word="false"/>
      <style:text-properties officeooo:rsid="016a8cb6" officeooo:paragraph-rsid="016a8cb6"/>
    </style:style>
    <style:style style:name="P69" style:family="paragraph" style:parent-style-name="Standard">
      <style:paragraph-properties fo:text-align="justify" style:justify-single-word="false"/>
      <style:text-properties officeooo:rsid="016b34ff" officeooo:paragraph-rsid="016b34ff"/>
    </style:style>
    <style:style style:name="P70" style:family="paragraph" style:parent-style-name="Standard">
      <style:paragraph-properties fo:text-align="justify" style:justify-single-word="false"/>
      <style:text-properties officeooo:rsid="016b34ff" officeooo:paragraph-rsid="01999ba7"/>
    </style:style>
    <style:style style:name="P71" style:family="paragraph" style:parent-style-name="Standard">
      <style:paragraph-properties fo:text-align="justify" style:justify-single-word="false"/>
      <style:text-properties officeooo:rsid="016ca7ba" officeooo:paragraph-rsid="016ca7ba"/>
    </style:style>
    <style:style style:name="P72" style:family="paragraph" style:parent-style-name="Standard">
      <style:paragraph-properties fo:text-align="justify" style:justify-single-word="false"/>
      <style:text-properties officeooo:rsid="01835e13" officeooo:paragraph-rsid="01835e13"/>
    </style:style>
    <style:style style:name="P73" style:family="paragraph" style:parent-style-name="Standard">
      <style:paragraph-properties fo:text-align="justify" style:justify-single-word="false"/>
      <style:text-properties officeooo:rsid="0187481f" officeooo:paragraph-rsid="0187481f"/>
    </style:style>
    <style:style style:name="P74" style:family="paragraph" style:parent-style-name="Standard">
      <style:paragraph-properties fo:text-align="justify" style:justify-single-word="false"/>
      <style:text-properties officeooo:rsid="0187e491" officeooo:paragraph-rsid="0187e491"/>
    </style:style>
    <style:style style:name="P75" style:family="paragraph" style:parent-style-name="Standard">
      <style:paragraph-properties fo:text-align="justify" style:justify-single-word="false"/>
      <style:text-properties officeooo:rsid="018a7226" officeooo:paragraph-rsid="018a7226"/>
    </style:style>
    <style:style style:name="P76" style:family="paragraph" style:parent-style-name="Standard">
      <style:paragraph-properties fo:text-align="justify" style:justify-single-word="false"/>
      <style:text-properties officeooo:rsid="018e09e8" officeooo:paragraph-rsid="018e09e8"/>
    </style:style>
    <style:style style:name="P77" style:family="paragraph" style:parent-style-name="Standard">
      <style:paragraph-properties fo:text-align="justify" style:justify-single-word="false"/>
      <style:text-properties officeooo:rsid="018f2c76" officeooo:paragraph-rsid="018f2c76"/>
    </style:style>
    <style:style style:name="P78" style:family="paragraph" style:parent-style-name="Standard">
      <style:paragraph-properties fo:text-align="justify" style:justify-single-word="false"/>
      <style:text-properties officeooo:rsid="019092f9" officeooo:paragraph-rsid="019092f9"/>
    </style:style>
    <style:style style:name="P79" style:family="paragraph" style:parent-style-name="Standard">
      <style:paragraph-properties fo:text-align="justify" style:justify-single-word="false"/>
      <style:text-properties officeooo:rsid="01934816" officeooo:paragraph-rsid="01934816"/>
    </style:style>
    <style:style style:name="P80" style:family="paragraph" style:parent-style-name="Standard">
      <style:paragraph-properties fo:text-align="justify" style:justify-single-word="false"/>
      <style:text-properties officeooo:rsid="0193bcfe" officeooo:paragraph-rsid="0193bcfe"/>
    </style:style>
    <style:style style:name="P81" style:family="paragraph" style:parent-style-name="Standard">
      <style:paragraph-properties fo:text-align="justify" style:justify-single-word="false"/>
      <style:text-properties officeooo:rsid="0193bcfe" officeooo:paragraph-rsid="01951ac3"/>
    </style:style>
    <style:style style:name="P82" style:family="paragraph" style:parent-style-name="Standard">
      <style:paragraph-properties fo:text-align="justify" style:justify-single-word="false"/>
      <style:text-properties officeooo:rsid="01999ba7" officeooo:paragraph-rsid="01999ba7"/>
    </style:style>
    <style:style style:name="P83" style:family="paragraph" style:parent-style-name="Code_20_block">
      <style:text-properties officeooo:paragraph-rsid="00ff6078"/>
    </style:style>
    <style:style style:name="P84" style:family="paragraph" style:parent-style-name="Code_20_block">
      <style:text-properties officeooo:paragraph-rsid="010416d4"/>
    </style:style>
    <style:style style:name="P85" style:family="paragraph" style:parent-style-name="Code_20_block">
      <style:text-properties officeooo:paragraph-rsid="010aeeba"/>
    </style:style>
    <style:style style:name="P86" style:family="paragraph" style:parent-style-name="Code_20_block">
      <style:text-properties officeooo:paragraph-rsid="010fb3b6"/>
    </style:style>
    <style:style style:name="P87" style:family="paragraph" style:parent-style-name="Code_20_block">
      <style:text-properties officeooo:paragraph-rsid="011437f1"/>
    </style:style>
    <style:style style:name="P88" style:family="paragraph" style:parent-style-name="Code_20_block">
      <style:text-properties officeooo:paragraph-rsid="01154d09"/>
    </style:style>
    <style:style style:name="P89" style:family="paragraph" style:parent-style-name="Code_20_block">
      <style:text-properties officeooo:paragraph-rsid="0121708c"/>
    </style:style>
    <style:style style:name="P90" style:family="paragraph" style:parent-style-name="Code_20_block">
      <style:text-properties fo:color="#008000"/>
    </style:style>
    <style:style style:name="P91" style:family="paragraph" style:parent-style-name="Code_20_block">
      <style:text-properties fo:color="#008000" officeooo:paragraph-rsid="0155665b"/>
    </style:style>
    <style:style style:name="P92" style:family="paragraph" style:parent-style-name="Code_20_block">
      <style:text-properties fo:color="#008000" officeooo:paragraph-rsid="015a6c1a"/>
    </style:style>
    <style:style style:name="P93" style:family="paragraph" style:parent-style-name="Code_20_block">
      <style:text-properties fo:color="#008000" officeooo:rsid="015a6c1a" officeooo:paragraph-rsid="015a6c1a"/>
    </style:style>
    <style:style style:name="P94" style:family="paragraph" style:parent-style-name="Code_20_block">
      <style:text-properties fo:color="#008000" officeooo:paragraph-rsid="016ca7ba"/>
    </style:style>
    <style:style style:name="P95" style:family="paragraph" style:parent-style-name="Code_20_block">
      <style:text-properties fo:color="#008000" officeooo:paragraph-rsid="01999ba7"/>
    </style:style>
    <style:style style:name="P96" style:family="paragraph" style:parent-style-name="Code_20_block">
      <style:text-properties officeooo:paragraph-rsid="0155665b"/>
    </style:style>
    <style:style style:name="P97" style:family="paragraph" style:parent-style-name="Code_20_block">
      <style:text-properties officeooo:paragraph-rsid="015a6c1a"/>
    </style:style>
    <style:style style:name="P98" style:family="paragraph" style:parent-style-name="Code_20_block">
      <style:text-properties officeooo:paragraph-rsid="015c2b6d"/>
    </style:style>
    <style:style style:name="P99" style:family="paragraph" style:parent-style-name="Code_20_block">
      <style:text-properties officeooo:paragraph-rsid="01609345"/>
    </style:style>
    <style:style style:name="P100" style:family="paragraph" style:parent-style-name="Code_20_block">
      <style:text-properties officeooo:paragraph-rsid="016281ee"/>
    </style:style>
    <style:style style:name="P101" style:family="paragraph" style:parent-style-name="Code_20_block">
      <style:text-properties officeooo:paragraph-rsid="016ca7ba"/>
    </style:style>
    <style:style style:name="P102" style:family="paragraph" style:parent-style-name="Code_20_block">
      <style:text-properties officeooo:paragraph-rsid="01999ba7"/>
    </style:style>
    <style:style style:name="P103" style:family="paragraph" style:parent-style-name="Standard">
      <style:paragraph-properties fo:text-align="justify" style:justify-single-word="false" fo:break-before="page"/>
      <style:text-properties officeooo:rsid="015b6177" officeooo:paragraph-rsid="015b6177"/>
    </style:style>
    <style:style style:name="P104" style:family="paragraph" style:parent-style-name="Standard">
      <style:paragraph-properties fo:text-align="justify" style:justify-single-word="false" fo:break-before="page"/>
      <style:text-properties officeooo:rsid="013a1e13" officeooo:paragraph-rsid="013a1e13"/>
    </style:style>
    <style:style style:name="P105" style:family="paragraph" style:parent-style-name="Standard" style:list-style-name="List_20_2">
      <style:paragraph-properties fo:text-align="justify" style:justify-single-word="false"/>
      <style:text-properties officeooo:rsid="00d8e99c" officeooo:paragraph-rsid="00d8e99c"/>
    </style:style>
    <style:style style:name="P106" style:family="paragraph" style:parent-style-name="Standard" style:list-style-name="List_20_2">
      <style:paragraph-properties fo:text-align="justify" style:justify-single-word="false"/>
      <style:text-properties officeooo:paragraph-rsid="00d8e99c"/>
    </style:style>
    <style:style style:name="P107" style:family="paragraph" style:parent-style-name="Standard">
      <style:paragraph-properties fo:text-align="justify" style:justify-single-word="false"/>
      <style:text-properties officeooo:paragraph-rsid="017c8131"/>
    </style:style>
    <style:style style:name="P108" style:family="paragraph" style:parent-style-name="Standard" style:list-style-name="List_20_2">
      <style:paragraph-properties fo:text-align="justify" style:justify-single-word="false"/>
      <style:text-properties officeooo:rsid="00f02ed9" officeooo:paragraph-rsid="00ef7a76"/>
    </style:style>
    <style:style style:name="P109" style:family="paragraph" style:parent-style-name="Standard" style:list-style-name="List_20_2">
      <style:paragraph-properties fo:text-align="justify" style:justify-single-word="false"/>
      <style:text-properties officeooo:rsid="00f02ed9" officeooo:paragraph-rsid="00f02ed9"/>
    </style:style>
    <style:style style:name="P110" style:family="paragraph" style:parent-style-name="Standard" style:list-style-name="List_20_2">
      <style:paragraph-properties fo:text-align="justify" style:justify-single-word="false"/>
      <style:text-properties officeooo:rsid="0130514d" officeooo:paragraph-rsid="0130514d"/>
    </style:style>
    <style:style style:name="P111" style:family="paragraph" style:parent-style-name="Standard" style:list-style-name="List_20_2">
      <style:paragraph-properties fo:text-align="justify" style:justify-single-word="false"/>
      <style:text-properties officeooo:rsid="015a0b02" officeooo:paragraph-rsid="015a0b02"/>
    </style:style>
    <style:style style:name="P112" style:family="paragraph" style:parent-style-name="Standard" style:list-style-name="List_20_4">
      <style:paragraph-properties fo:text-align="justify" style:justify-single-word="false"/>
      <style:text-properties officeooo:rsid="015a0b02" officeooo:paragraph-rsid="015a0b02"/>
    </style:style>
    <style:style style:name="P113" style:family="paragraph" style:parent-style-name="Standard" style:list-style-name="List_20_2">
      <style:paragraph-properties fo:text-align="justify" style:justify-single-word="false"/>
      <style:text-properties officeooo:rsid="015b6177" officeooo:paragraph-rsid="015b6177"/>
    </style:style>
    <style:style style:name="P114" style:family="paragraph" style:parent-style-name="Standard" style:list-style-name="List_20_2">
      <style:paragraph-properties fo:text-align="justify" style:justify-single-word="false"/>
      <style:text-properties officeooo:rsid="015b6177" officeooo:paragraph-rsid="015d7d8b"/>
    </style:style>
    <style:style style:name="P115" style:family="paragraph" style:parent-style-name="Standard" style:list-style-name="List_20_2">
      <style:paragraph-properties fo:text-align="justify" style:justify-single-word="false"/>
      <style:text-properties officeooo:rsid="016b34ff" officeooo:paragraph-rsid="016b34ff"/>
    </style:style>
    <style:style style:name="P116" style:family="paragraph" style:parent-style-name="Standard" style:list-style-name="List_20_2">
      <style:paragraph-properties fo:text-align="justify" style:justify-single-word="false"/>
      <style:text-properties officeooo:rsid="016b34ff" officeooo:paragraph-rsid="0187e491"/>
    </style:style>
    <style:style style:name="P117" style:family="paragraph" style:parent-style-name="Standard">
      <style:paragraph-properties fo:text-align="justify" style:justify-single-word="false"/>
      <style:text-properties officeooo:rsid="0133b0c4" officeooo:paragraph-rsid="01a15b1b"/>
    </style:style>
    <style:style style:name="P118" style:family="paragraph" style:parent-style-name="Standard">
      <style:paragraph-properties fo:text-align="justify" style:justify-single-word="false"/>
      <style:text-properties officeooo:rsid="019092f9" officeooo:paragraph-rsid="019092f9"/>
    </style:style>
    <style:style style:name="P119" style:family="paragraph" style:parent-style-name="Standard">
      <style:paragraph-properties fo:text-align="justify" style:justify-single-word="false" fo:break-before="page"/>
      <style:text-properties officeooo:rsid="019092f9" officeooo:paragraph-rsid="019092f9"/>
    </style:style>
    <style:style style:name="P120" style:family="paragraph" style:parent-style-name="Heading_20_1" style:master-page-name="Standard">
      <style:paragraph-properties style:page-number="auto"/>
      <style:text-properties officeooo:rsid="00c92688" officeooo:paragraph-rsid="00c92688"/>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rsid="0180653e" officeooo:paragraph-rsid="0180653e"/>
    </style:style>
    <style:style style:name="P123" style:family="paragraph" style:parent-style-name="Heading_20_3">
      <style:text-properties officeooo:paragraph-rsid="00e2b9ff"/>
    </style:style>
    <style:style style:name="P124" style:family="paragraph" style:parent-style-name="Heading_20_3">
      <style:text-properties officeooo:rsid="00f21783" officeooo:paragraph-rsid="00f21783"/>
    </style:style>
    <style:style style:name="P125" style:family="paragraph" style:parent-style-name="Heading_20_3">
      <style:paragraph-properties fo:text-align="justify" style:justify-single-word="false"/>
      <style:text-properties officeooo:rsid="00c92688" officeooo:paragraph-rsid="00e2b9ff"/>
    </style:style>
    <style:style style:name="P126" style:family="paragraph" style:parent-style-name="Heading_20_3">
      <style:text-properties officeooo:paragraph-rsid="01a332f1"/>
    </style:style>
    <style:style style:name="P127" style:family="paragraph" style:parent-style-name="Heading_20_3">
      <style:paragraph-properties fo:break-before="page"/>
    </style:style>
    <style:style style:name="P128" style:family="paragraph" style:parent-style-name="Heading_20_3">
      <style:paragraph-properties fo:break-before="page"/>
      <style:text-properties officeooo:paragraph-rsid="00e2b9ff"/>
    </style:style>
    <style:style style:name="T1" style:family="text">
      <style:text-properties officeooo:rsid="00d142df"/>
    </style:style>
    <style:style style:name="T2" style:family="text">
      <style:text-properties officeooo:rsid="00d1d427"/>
    </style:style>
    <style:style style:name="T3" style:family="text">
      <style:text-properties fo:font-style="italic" style:font-style-asian="italic" style:font-style-complex="italic"/>
    </style:style>
    <style:style style:name="T4" style:family="text">
      <style:text-properties fo:font-style="italic" officeooo:rsid="00dc2880" style:font-style-asian="italic" style:font-style-complex="italic"/>
    </style:style>
    <style:style style:name="T5" style:family="text">
      <style:text-properties fo:font-style="italic" officeooo:rsid="00f42f35" style:font-style-asian="italic" style:font-style-complex="italic"/>
    </style:style>
    <style:style style:name="T6" style:family="text">
      <style:text-properties fo:font-style="italic" officeooo:rsid="0101330f" style:font-style-asian="italic" style:font-style-complex="italic"/>
    </style:style>
    <style:style style:name="T7" style:family="text">
      <style:text-properties fo:font-style="italic" officeooo:rsid="0126216b" style:font-style-asian="italic" style:font-style-complex="italic"/>
    </style:style>
    <style:style style:name="T8" style:family="text">
      <style:text-properties fo:font-style="italic" officeooo:rsid="01187a52" style:font-style-asian="italic" style:font-style-complex="italic"/>
    </style:style>
    <style:style style:name="T9" style:family="text">
      <style:text-properties fo:font-style="italic" officeooo:rsid="0126a246" style:font-style-asian="italic" style:font-style-complex="italic"/>
    </style:style>
    <style:style style:name="T10" style:family="text">
      <style:text-properties fo:font-style="italic" officeooo:rsid="0156d62e" style:font-style-asian="italic" style:font-style-complex="italic"/>
    </style:style>
    <style:style style:name="T11" style:family="text">
      <style:text-properties fo:font-style="italic" officeooo:rsid="0187481f" style:font-style-asian="italic" style:font-style-complex="italic"/>
    </style:style>
    <style:style style:name="T12" style:family="text">
      <style:text-properties fo:font-style="italic" officeooo:rsid="017c8131" style:font-style-asian="italic" style:font-style-complex="italic"/>
    </style:style>
    <style:style style:name="T13" style:family="text">
      <style:text-properties officeooo:rsid="00d65a18"/>
    </style:style>
    <style:style style:name="T14" style:family="text">
      <style:text-properties officeooo:rsid="00d8e99c"/>
    </style:style>
    <style:style style:name="T15" style:family="text">
      <style:text-properties officeooo:rsid="00dc2880"/>
    </style:style>
    <style:style style:name="T16" style:family="text">
      <style:text-properties officeooo:rsid="00e2f1c5"/>
    </style:style>
    <style:style style:name="T17" style:family="text">
      <style:text-properties officeooo:rsid="00e78513"/>
    </style:style>
    <style:style style:name="T18" style:family="text">
      <style:text-properties officeooo:rsid="00e980e7"/>
    </style:style>
    <style:style style:name="T19" style:family="text">
      <style:text-properties fo:font-weight="bold" style:font-weight-asian="bold" style:font-weight-complex="bold"/>
    </style:style>
    <style:style style:name="T20" style:family="text">
      <style:text-properties fo:font-weight="bold" officeooo:rsid="00e78513" style:font-weight-asian="bold" style:font-weight-complex="bold"/>
    </style:style>
    <style:style style:name="T21" style:family="text">
      <style:text-properties fo:font-weight="bold" officeooo:rsid="00de6a49" style:font-weight-asian="bold" style:font-weight-complex="bold"/>
    </style:style>
    <style:style style:name="T22" style:family="text">
      <style:text-properties fo:font-weight="bold" officeooo:rsid="015fbe5b" style:font-weight-asian="bold" style:font-weight-complex="bold"/>
    </style:style>
    <style:style style:name="T23" style:family="text">
      <style:text-properties fo:font-weight="bold" officeooo:rsid="016ca7ba" style:font-weight-asian="bold" style:font-weight-complex="bold"/>
    </style:style>
    <style:style style:name="T24" style:family="text">
      <style:text-properties fo:font-weight="bold" officeooo:rsid="0187481f" style:font-weight-asian="bold" style:font-weight-complex="bold"/>
    </style:style>
    <style:style style:name="T25" style:family="text">
      <style:text-properties fo:font-weight="bold" officeooo:rsid="0187e491" style:font-weight-asian="bold" style:font-weight-complex="bold"/>
    </style:style>
    <style:style style:name="T26" style:family="text">
      <style:text-properties fo:font-weight="bold" officeooo:rsid="01934816" style:font-weight-asian="bold" style:font-weight-complex="bold"/>
    </style:style>
    <style:style style:name="T27" style:family="text">
      <style:text-properties officeooo:rsid="00ef7a76"/>
    </style:style>
    <style:style style:name="T28" style:family="text">
      <style:text-properties fo:color="#008000"/>
    </style:style>
    <style:style style:name="T29" style:family="text">
      <style:text-properties fo:color="#008000" officeooo:rsid="00f76b3b"/>
    </style:style>
    <style:style style:name="T30" style:family="text">
      <style:text-properties fo:color="#008000" officeooo:rsid="010aeeba"/>
    </style:style>
    <style:style style:name="T31" style:family="text">
      <style:text-properties fo:color="#008000" officeooo:rsid="011437f1"/>
    </style:style>
    <style:style style:name="T32" style:family="text">
      <style:text-properties fo:color="#008000" officeooo:rsid="01154d09"/>
    </style:style>
    <style:style style:name="T33" style:family="text">
      <style:text-properties fo:color="#008000" officeooo:rsid="0121708c"/>
    </style:style>
    <style:style style:name="T34" style:family="text">
      <style:text-properties fo:color="#008000" officeooo:rsid="01371841"/>
    </style:style>
    <style:style style:name="T35" style:family="text">
      <style:text-properties officeooo:rsid="00f481cc"/>
    </style:style>
    <style:style style:name="T36" style:family="text">
      <style:text-properties officeooo:rsid="00f934dd"/>
    </style:style>
    <style:style style:name="T37" style:family="text">
      <style:text-properties officeooo:rsid="00fa8082"/>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17c8131" style:font-weight-asian="bold" style:font-weight-complex="bold"/>
    </style:style>
    <style:style style:name="T40" style:family="text">
      <style:text-properties officeooo:rsid="00fd0079"/>
    </style:style>
    <style:style style:name="T41" style:family="text">
      <style:text-properties officeooo:rsid="010416d4"/>
    </style:style>
    <style:style style:name="T42" style:family="text">
      <style:text-properties officeooo:rsid="01046721"/>
    </style:style>
    <style:style style:name="T43" style:family="text">
      <style:text-properties officeooo:rsid="01067713"/>
    </style:style>
    <style:style style:name="T44" style:family="text">
      <style:text-properties officeooo:rsid="0107e7c8"/>
    </style:style>
    <style:style style:name="T45" style:family="text">
      <style:text-properties officeooo:rsid="0109d7d8"/>
    </style:style>
    <style:style style:name="T46" style:family="text">
      <style:text-properties officeooo:rsid="010aeeba"/>
    </style:style>
    <style:style style:name="T47" style:family="text">
      <style:text-properties officeooo:rsid="010ee304"/>
    </style:style>
    <style:style style:name="T48" style:family="text">
      <style:text-properties officeooo:rsid="0112538c"/>
    </style:style>
    <style:style style:name="T49" style:family="text">
      <style:text-properties officeooo:rsid="01154d09"/>
    </style:style>
    <style:style style:name="T50" style:family="text">
      <style:text-properties officeooo:rsid="0116c644"/>
    </style:style>
    <style:style style:name="T51" style:family="text">
      <style:text-properties officeooo:rsid="01187a52"/>
    </style:style>
    <style:style style:name="T52" style:family="text">
      <style:text-properties officeooo:rsid="01200c0b"/>
    </style:style>
    <style:style style:name="T53" style:family="text">
      <style:text-properties officeooo:rsid="01212ed4"/>
    </style:style>
    <style:style style:name="T54" style:family="text">
      <style:text-properties officeooo:rsid="01221ff4"/>
    </style:style>
    <style:style style:name="T55" style:family="text">
      <style:text-properties officeooo:rsid="00de0b9a"/>
    </style:style>
    <style:style style:name="T56" style:family="text">
      <style:text-properties officeooo:rsid="012403ef"/>
    </style:style>
    <style:style style:name="T57" style:family="text">
      <style:text-properties officeooo:rsid="0128389b"/>
    </style:style>
    <style:style style:name="T58" style:family="text">
      <style:text-properties officeooo:rsid="012ac604"/>
    </style:style>
    <style:style style:name="T59" style:family="text">
      <style:text-properties officeooo:rsid="012bacf9"/>
    </style:style>
    <style:style style:name="T60" style:family="text">
      <style:text-properties officeooo:rsid="012cd1da"/>
    </style:style>
    <style:style style:name="T61" style:family="text">
      <style:text-properties officeooo:rsid="0130514d"/>
    </style:style>
    <style:style style:name="T62" style:family="text">
      <style:text-properties officeooo:rsid="0126216b"/>
    </style:style>
    <style:style style:name="T63" style:family="text">
      <style:text-properties officeooo:rsid="01324388"/>
    </style:style>
    <style:style style:name="T64" style:family="text">
      <style:text-properties officeooo:rsid="01331b5f"/>
    </style:style>
    <style:style style:name="T65" style:family="text">
      <style:text-properties officeooo:rsid="0133b0c4"/>
    </style:style>
    <style:style style:name="T66" style:family="text">
      <style:text-properties officeooo:rsid="010fb3b6"/>
    </style:style>
    <style:style style:name="T67" style:family="text">
      <style:text-properties officeooo:rsid="01371841"/>
    </style:style>
    <style:style style:name="T68" style:family="text">
      <style:text-properties officeooo:rsid="011a915d"/>
    </style:style>
    <style:style style:name="T69" style:family="text">
      <style:text-properties officeooo:rsid="013c0b91"/>
    </style:style>
    <style:style style:name="T70" style:family="text">
      <style:text-properties officeooo:rsid="013f6ccb"/>
    </style:style>
    <style:style style:name="T71" style:family="text">
      <style:text-properties officeooo:rsid="01412c51"/>
    </style:style>
    <style:style style:name="T72" style:family="text">
      <style:text-properties officeooo:rsid="014997eb"/>
    </style:style>
    <style:style style:name="T73" style:family="text">
      <style:text-properties officeooo:rsid="014e60b0"/>
    </style:style>
    <style:style style:name="T74" style:family="text">
      <style:text-properties officeooo:rsid="0151d31f"/>
    </style:style>
    <style:style style:name="T75" style:family="text">
      <style:text-properties officeooo:rsid="0155665b"/>
    </style:style>
    <style:style style:name="T76" style:family="text">
      <style:text-properties officeooo:rsid="0156d62e"/>
    </style:style>
    <style:style style:name="T77" style:family="text">
      <style:text-properties officeooo:rsid="015b6177"/>
    </style:style>
    <style:style style:name="T78" style:family="text">
      <style:text-properties style:text-position="sub 58%" fo:font-weight="bold" style:font-weight-asian="bold" style:font-weight-complex="bold"/>
    </style:style>
    <style:style style:name="T79" style:family="text">
      <style:text-properties officeooo:rsid="015d7d8b"/>
    </style:style>
    <style:style style:name="T80" style:family="text">
      <style:text-properties officeooo:rsid="015f297f"/>
    </style:style>
    <style:style style:name="T81" style:family="text">
      <style:text-properties officeooo:rsid="015fbe5b"/>
    </style:style>
    <style:style style:name="T82" style:family="text">
      <style:text-properties officeooo:rsid="016281ee"/>
    </style:style>
    <style:style style:name="T83" style:family="text">
      <style:text-properties officeooo:rsid="01667694"/>
    </style:style>
    <style:style style:name="T84" style:family="text">
      <style:text-properties officeooo:rsid="016782fa"/>
    </style:style>
    <style:style style:name="T85" style:family="text">
      <style:text-properties officeooo:rsid="016b34ff"/>
    </style:style>
    <style:style style:name="T86" style:family="text">
      <style:text-properties officeooo:rsid="016db56f"/>
    </style:style>
    <style:style style:name="T87" style:family="text">
      <style:text-properties officeooo:rsid="0176deed"/>
    </style:style>
    <style:style style:name="T88" style:family="text">
      <style:text-properties officeooo:rsid="017bc48c"/>
    </style:style>
    <style:style style:name="T89" style:family="text">
      <style:text-properties fo:font-style="normal" style:font-style-asian="normal" style:font-style-complex="normal"/>
    </style:style>
    <style:style style:name="T90" style:family="text">
      <style:text-properties fo:font-style="normal" officeooo:rsid="017c8131" style:font-style-asian="normal" style:font-style-complex="normal"/>
    </style:style>
    <style:style style:name="T91" style:family="text">
      <style:text-properties officeooo:rsid="017ff4c8"/>
    </style:style>
    <style:style style:name="T92" style:family="text">
      <style:text-properties officeooo:rsid="01868d89"/>
    </style:style>
    <style:style style:name="T93" style:family="text">
      <style:text-properties officeooo:rsid="0187481f"/>
    </style:style>
    <style:style style:name="T94" style:family="text">
      <style:text-properties officeooo:rsid="0187e491"/>
    </style:style>
    <style:style style:name="T95" style:family="text">
      <style:text-properties officeooo:rsid="0189c7ab"/>
    </style:style>
    <style:style style:name="T96" style:family="text">
      <style:text-properties officeooo:rsid="018f2c76"/>
    </style:style>
    <style:style style:name="T97" style:family="text">
      <style:text-properties officeooo:rsid="01934816"/>
    </style:style>
    <style:style style:name="T98" style:family="text">
      <style:text-properties officeooo:rsid="01951ac3"/>
    </style:style>
    <style:style style:name="T99" style:family="text">
      <style:text-properties officeooo:rsid="019851be"/>
    </style:style>
    <style:style style:name="T100" style:family="text">
      <style:text-properties officeooo:rsid="01999ba7"/>
    </style:style>
    <style:style style:name="T101" style:family="text">
      <style:text-properties officeooo:rsid="019ed5c1"/>
    </style:style>
    <style:style style:name="T102" style:family="text">
      <style:text-properties officeooo:rsid="01a15b1b"/>
    </style:style>
    <style:style style:name="T103" style:family="text">
      <style:text-properties officeooo:rsid="017c813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75458142331581526" text:style-name="Outline">
        <text:list-item>
          <text:h text:style-name="P120" text:outline-level="1"><text:bookmark-start text:name="__RefHeading__29256222"/>Load Balancing<text:bookmark-end text:name="__RefHeading__29256222"/></text:h>
        </text:list-item>
      </text:list>
      <text:p text:style-name="P72">Load-balancing in JPPF relates to the way jobs are split into sub-jobs, and how these sub-jobs are disptached to the nodes by a driver, or to the drivers by a client, for execution in parallel. Each sub-job contains a distinct subset of the tasks in the original job. Sub-jobs are also refered to as task bundles or job dispatches, all these terms are equivalent in terms of distribution of jobs into a JPPF grid topology.</text:p>
      <text:list xml:id="list140627468000521" text:continue-numbering="true" text:style-name="Outline">
        <text:list-item>
          <text:list>
            <text:list-item>
              <text:h text:style-name="Heading_20_2" text:outline-level="2">What does it do?</text:h>
              <text:list>
                <text:list-item>
                  <text:h text:style-name="Heading_20_3" text:outline-level="3">Definition</text:h>
                </text:list-item>
              </text:list>
            </text:list-item>
          </text:list>
        </text:list-item>
      </text:list>
      <text:p text:style-name="P4">In JPPF, the goal of a load-balancer is to compute the distribution of the tasks in a job, to one or more drivers on the client side, or to one or more nodes on the server side, in order to optimize the performance of the job's execution.</text:p>
      <text:p text:style-name="P1"/>
      <text:p text:style-name="P5">Practically, a load-balancer will determine how the tasks in a job are split into multiple disjoint subsets, where each subset is sent to a separate driver or node. Since the tasks in a job are known and ordered, it is enough for the load-balancer to compute the size of the subsets.</text:p>
      <text:p text:style-name="P5"/>
      <text:p text:style-name="P6">In JPPF terminology, the tasks subsets are called <text:span text:style-name="T3">task bundles</text:span> or just <text:span text:style-name="T3">bundles</text:span>, and the code that computes the bundle size is called a <text:span text:style-name="T3">load-balancing algorithm</text:span> or just <text:span text:style-name="T3">algorithm</text:span> <text:span text:style-name="T76">or </text:span><text:span text:style-name="T10">bundler</text:span><text:span text:style-name="T76"> </text:span>from there on. JPPF provides a number of <text:span text:style-name="T13">built-in </text:span>alg<text:span text:style-name="T13">o</text:span>rithms, along with an API that allows you to define your own algorithms.</text:p>
      <text:list xml:id="list140627709944798" text:continue-numbering="true" text:style-name="Outline">
        <text:list-item>
          <text:list>
            <text:list-item>
              <text:list>
                <text:list-item>
                  <text:h text:style-name="Heading_20_3" text:outline-level="3">Impact on grid re<text:span text:style-name="T2">s</text:span>ources usage</text:h>
                </text:list-item>
              </text:list>
            </text:list-item>
          </text:list>
        </text:list-item>
      </text:list>
      <text:p text:style-name="P7">Beyond splitting jobs into tasks bundles to send to the nodes, the load-balancer has a significant impact on how the resources in the grid infrastructure will be used:</text:p>
      <text:p text:style-name="P7"/>
      <text:list xml:id="list7577437600593586638" text:style-name="List_20_2">
        <text:list-item>
          <text:p text:style-name="P105">shape of the network traffic: sending the tasks one by one or in larger bundles will directly influence the number and frequency of data packets sent over the network</text:p>
        </text:list-item>
        <text:list-item>
          <text:p text:style-name="P106"><text:s/><text:span text:style-name="T14">CPU utilization: if the number of tasks sent to a node is less than its number of processing threads, then the CPU may be under-utilized</text:span></text:p>
        </text:list-item>
        <text:list-item>
          <text:p text:style-name="P105">tasks wait time: contrary to CPU under-utilization, when more tasks than the number of processing threads are sent to a node, then some of the tasks may be waiting for a thread to become available, when they could have been sent to another node instead</text:p>
        </text:list-item>
        <text:list-item>
          <text:p text:style-name="P105">heap/memory usage: the more tasks are sent at once, the more memory they will consume. Limiting the bundle size can help avoid out-of-memory conditions.</text:p>
        </text:list-item>
      </text:list>
      <text:list xml:id="list140626746500793" text:continue-list="list140627709944798" text:style-name="Outline">
        <text:list-item>
          <text:list>
            <text:list-item>
              <text:list>
                <text:list-item>
                  <text:h text:style-name="Heading_20_3" text:outline-level="3"><text:span text:style-name="T1">S</text:span>erver-<text:span text:style-name="T1">side</text:span> vs client-<text:span text:style-name="T1">side load balancing</text:span></text:h>
                </text:list-item>
              </text:list>
            </text:list-item>
          </text:list>
        </text:list-item>
      </text:list>
      <text:p text:style-name="P8">Load-balancing is performed in both the JPPF clients and servers. The question which arises is then: <text:span text:style-name="T3">what do we balance against?</text:span> <text:span text:style-name="T15">JPPF introduces the generic notion of </text:span><text:span text:style-name="T4">execution channel</text:span><text:span text:style-name="T15">, or just </text:span><text:span text:style-name="T4">channel</text:span><text:span text:style-name="T15">, which has a different meaning depending on where it is applied.</text:span></text:p>
      <text:p text:style-name="P8"/>
      <text:p text:style-name="P9">For a server, an execution channel can be a connection to a node, or a connection to another server. For example, if server A has 3 nodes connected, server B has <text:s/>2 nodes, servers A and B are connected to each other, then server A will load-balance against 4 channels (3 nodes + server B) and server B will against 3 channels (2 nodes + server A).</text:p>
      <text:p text:style-name="P9"/>
      <text:p text:style-name="P9">For a client, an execution channel is either a connection to a server or a local executor, knowing that a client can have any combination of one or more connections to a single server, one or more connections to multiple servers <text:span text:style-name="T54">or </text:span>a single local executor. <text:span text:style-name="T55">For example, if a client has 3 connections to server A, 2 connections to server B and its local executor enabled, then it will load-balance against 6 execution channels.</text:span></text:p>
      <text:p text:style-name="P10"/>
      <text:p text:style-name="P10">Adding to this, let's remember than both clients and servers can handle multiple jobs concurrently, and that these jobs can vary vastly in how they use grid resources, and we can see that load-balancing is a fail<text:span text:style-name="T16">rly</text:span> non-trivial <text:span text:style-name="T16">task</text:span>.</text:p>
      <text:list xml:id="list140627866081067" text:continue-numbering="true" text:style-name="Outline">
        <text:list-item>
          <text:list>
            <text:list-item>
              <text:list>
                <text:list-item>
                  <text:h text:style-name="Heading_20_3" text:outline-level="3">Qualitative characteristics of the algorithms</text:h>
                </text:list-item>
              </text:list>
            </text:list-item>
          </text:list>
        </text:list-item>
      </text:list>
      <text:p text:style-name="P11">Load-balancing algorithms can compute a bundle size in many different ways, with various levels of complexity and access to multiple sources of information their computations can be based on. <text:span text:style-name="T17">To qualify these algorithms for a better understanding of how they work, JPPF uses three distinguishing characteristics:</text:span></text:p>
      <text:p text:style-name="P11"/>
      <text:p text:style-name="P12"><text:span text:style-name="T19">Static vs. adaptive</text:span>: <text:span text:style-name="T17">a static algorithm always returns the same bundle size for a given (node, job) pair, whereas an adaptive algorithm will adjust the bundle size based on feedaback from, and information on, the node and/or job.</text:span></text:p>
      <text:p text:style-name="P12"/>
      <text:p text:style-name="P13"><text:span text:style-name="T20">Deterministic vs. h</text:span><text:span text:style-name="T19">euristic</text:span>: <text:span text:style-name="T17">a deterministic algorithm does not use any random step in its computations. In other words, given the same input and information, it will always return the same value. A heuristic algorithm, on the other hand, will make informed random guesses while exploring the solutions space.</text:span></text:p>
      <text:p text:style-name="P12"><text:soft-page-break/></text:p>
      <text:p text:style-name="P12"><text:span text:style-name="T21">L</text:span><text:span text:style-name="T19">ocal vs. global</text:span>: <text:span text:style-name="T18">a local algorithm only computes the bundle size for a single channel, based on information that only applies to this channel (hence the locality), whereas a global algorithm will recompute or at least impact the bundle size computation on all the available channels.</text:span></text:p>
      <text:list xml:id="list140626797245172" text:continue-numbering="true" text:style-name="Outline">
        <text:list-item>
          <text:list>
            <text:list-item>
              <text:h text:style-name="P122" text:outline-level="2">Load balancing API</text:h>
              <text:list>
                <text:list-item>
                  <text:h text:style-name="Heading_20_3" text:outline-level="3">How it works</text:h>
                </text:list-item>
              </text:list>
            </text:list-item>
          </text:list>
        </text:list-item>
      </text:list>
      <text:p text:style-name="P17">The basic flow of a load-balancer is show<text:span text:style-name="T70">n</text:span> in the following figure:</text:p>
      <text:p text:style-name="P17"/>
      <text:p text:style-name="P17"><draw:frame draw:style-name="fr1" draw:name="Image1" text:anchor-type="as-char" svg:width="18.574cm" svg:height="11.986cm" draw:z-index="0"><draw:image xlink:href="Pictures/10000200000002BE000001C5B4005AFFEEF4FA48.gif" xlink:type="simple" xlink:show="embed" xlink:actuate="onLoad"/></draw:frame></text:p>
      <text:p text:style-name="P2"/>
      <text:p text:style-name="P18">As we can see, from a high-level <text:span text:style-name="T71">perspective </text:span>it is made of a continuous feedback loop:</text:p>
      <text:p text:style-name="P18"/>
      <text:list xml:id="list140628025590685" text:continue-list="list7577437600593586638" text:style-name="List_20_2">
        <text:list-item>
          <text:p text:style-name="P108">the load-balancer determines which tasks of a job to send to a node, according to its last computed bundle size</text:p>
        </text:list-item>
        <text:list-item>
          <text:p text:style-name="P109">upon receiving the tasks results from the node, it also receives information on the execution performance: number of tasks, total round-trip time, and optionally the total accumulated elapsed time for tasks execution, along with the network transport overhead</text:p>
        </text:list-item>
        <text:list-item>
          <text:p text:style-name="P109">information on the job being split can optionally be injected, allowing the load-balancer to recompute the bundle size based of the job's state and properties.</text:p>
        </text:list-item>
      </text:list>
      <text:list xml:id="list140626789899286" text:continue-list="list140626797245172" text:style-name="Outline">
        <text:list-item>
          <text:list>
            <text:list-item>
              <text:list>
                <text:list-item>
                  <text:h text:style-name="P123" text:outline-level="3">Bundler</text:h>
                </text:list-item>
              </text:list>
            </text:list-item>
          </text:list>
        </text:list-item>
      </text:list>
      <text:p text:style-name="P19">In JPPF, all load-balancing algorithms implement the <text:a xlink:type="simple" xlink:href="http://www.jppf.org/javadoc/6.0/index.html?org/jppf/load/balancer/Bundler.html" text:style-name="Internet_20_link" text:visited-style-name="Visited_20_Internet_20_Link">Bundler</text:a> interface, defined as follows:</text:p>
      <text:p text:style-name="P19"/>
      <text:p text:style-name="Code_20_block">public interface Bundler<text:span text:style-name="T41">&lt;T extends LoadBalancingProfile&gt;</text:span> {</text:p>
      <text:p text:style-name="Code_20_block"><text:s text:c="2"/><text:span text:style-name="T28">// Get the </text:span><text:span text:style-name="T29">last computed </text:span><text:span text:style-name="T28">bundle </text:span><text:span text:style-name="T29">size</text:span></text:p>
      <text:p text:style-name="Code_20_block"><text:s text:c="2"/>int getBundleSize();</text:p>
      <text:p text:style-name="Code_20_block"><text:s text:c="2"/><text:span text:style-name="T28">// Provide feedback from a channel after execution of a set of tasks</text:span></text:p>
      <text:p text:style-name="Code_20_block"><text:s text:c="2"/>void feedback(final int nbTasks, final double totalTime);</text:p>
      <text:p text:style-name="Code_20_block"><text:s text:c="2"/><text:span text:style-name="T28">// Get the timestamp at which this bundler was created</text:span></text:p>
      <text:p text:style-name="Code_20_block"><text:s text:c="2"/>long getTimestamp();</text:p>
      <text:p text:style-name="Code_20_block"><text:s text:c="2"/><text:span text:style-name="T28">// Perform context-independent initializations</text:span></text:p>
      <text:p text:style-name="Code_20_block"><text:s text:c="2"/>void setup();</text:p>
      <text:p text:style-name="Code_20_block"><text:s text:c="2"/><text:span text:style-name="T28">// Release the resources used by this bundler</text:span></text:p>
      <text:p text:style-name="Code_20_block"><text:s text:c="2"/>void dispose();</text:p>
      <text:p text:style-name="Code_20_block"><text:s text:c="2"/><text:span text:style-name="T28">// Get the parameters profile used by this load-balancer</text:span></text:p>
      <text:p text:style-name="Code_20_block"><text:s text:c="2"/><text:span text:style-name="T41">T</text:span> getProfile();</text:p>
      <text:p text:style-name="Code_20_block">}</text:p>
      <text:p text:style-name="P19"/>
      <text:p text:style-name="P20">For the <text:span text:style-name="Code_20_char">feedback(int, double)</text:span> method, the feedback data consists in a number of tasks that were executed, along with their total execution time in milliseconds. The execution time includes the network round trip between node and <text:soft-page-break/>server or between server and client, <text:span text:style-name="T46">along with the serialization and deserialization time, and any other overhead time from JPPF-specific processing</text:span>.</text:p>
      <text:p text:style-name="P20"/>
      <text:p text:style-name="P23">The <text:span text:style-name="Code_20_char">getTimestamp()</text:span> methods provides the bundler's creation timestamp. It is used for the purpose of dynamically updating the load-balancing settings, as can be done with <text:a xlink:type="simple" xlink:href="http://www.jppf.org/doc/6.0/index.php?title=Server_management#Load-balancing_settings" text:style-name="Internet_20_link" text:visited-style-name="Visited_20_Internet_20_Link">JMX API calls</text:a> or from the <text:a xlink:type="simple" xlink:href="http://www.jppf.org/screenshots/gallery-images/LoadBalancerSettings.gif" text:style-name="Internet_20_link" text:visited-style-name="Visited_20_Internet_20_Link">adminiistration console</text:a>. <text:span text:style-name="T36">The server or client will compare this timestamp with the <text:s/>last modification date of the settings, and instantiate a new bundler based on these settings whenever the settings are newer.</text:span></text:p>
      <text:p text:style-name="P23"/>
      <text:p text:style-name="P24">The setup() and dispose() methods are lifecycle methods and are called right after a bundler is created, and just before it is dismissed, respectively. Their purpose is to allow the bundler to confgure/load any resources it will use during its life span, and clean these resources up when it is terminated.</text:p>
      <text:p text:style-name="P24"/>
      <text:p text:style-name="P25"><text:span text:style-name="T38">Note</text:span>: <text:span text:style-name="T3">it is important to remember that JPPF creates a </text:span><text:a xlink:type="simple" xlink:href="http://www.jppf.org/javadoc/6.0/index.html?org/jppf/load/balancer/Bundler.html" text:style-name="Internet_20_link" text:visited-style-name="Visited_20_Internet_20_Link"><text:span text:style-name="T5">Bundler</text:span></text:a><text:span text:style-name="T3"> instance for each channel it load-balances against. </text:span><text:span text:style-name="T6">T</text:span><text:span text:style-name="T3">he server will associate a distinct bundler with each node connection. Similarly, the client will create a distinct bundler for each server connection, plus another for its local executor</text:span>.</text:p>
      <text:p text:style-name="P20"/>
      <text:p text:style-name="P22">For all practical purposes, it <text:span text:style-name="T37">is</text:span> simpler and easier to extend the <text:a xlink:type="simple" xlink:href="http://www.jppf.org/javadoc/6.0/index.html?org/jppf/load/balancer/AbstractBundler.html" text:style-name="Internet_20_link" text:visited-style-name="Visited_20_Internet_20_Link">AbstractBundler</text:a> class, <text:span text:style-name="T37">rather than to implement </text:span><text:a xlink:type="simple" xlink:href="http://www.jppf.org/javadoc/6.0/index.html?org/jppf/load/balancer/Bundler.html" text:style-name="Internet_20_link" text:visited-style-name="Visited_20_Internet_20_Link"><text:span text:style-name="T37">Bundler</text:span></text:a><text:span text:style-name="T37"> directly</text:span>. <text:a xlink:type="simple" xlink:href="http://www.jppf.org/javadoc/6.0/index.html?org/jppf/load/balancer/AbstractBundler.html" text:style-name="Internet_20_link" text:visited-style-name="Visited_20_Internet_20_Link">AbstractBundler</text:a><text:span text:style-name="T40"> is defined as follows:</text:span></text:p>
      <text:p text:style-name="P21"/>
      <text:p text:style-name="P84">public abstract class AbstractBundler<text:span text:style-name="T41">&lt;T extends LoadBalancingProfile&gt;</text:span></text:p>
      <text:p text:style-name="P84"><text:s text:c="2"/>implements Bundler<text:span text:style-name="T41">&lt;T&gt;</text:span> {</text:p>
      <text:p text:style-name="Code_20_block"/>
      <text:p text:style-name="Code_20_block"><text:s text:c="2"/><text:span text:style-name="T28">// Creates a new instance with the specified parameters profile</text:span></text:p>
      <text:p text:style-name="Code_20_block"><text:s text:c="2"/>public AbstractBundler(<text:span text:style-name="T42">T</text:span> profile)</text:p>
      <text:p text:style-name="Code_20_block"><text:s text:c="2"/><text:span text:style-name="T28">// Get the max bundle size that can be used for this bundler</text:span></text:p>
      <text:p text:style-name="Code_20_block"><text:s text:c="2"/>public int maxSize()</text:p>
      <text:p text:style-name="P83"><text:s text:c="2"/><text:span text:style-name="T28">// This implementation does nothing and should be overridden in subclasses</text:span></text:p>
      <text:p text:style-name="P83"><text:s text:c="2"/><text:span text:style-name="T28">// that compute the bundle size based on the feedback from the nodes</text:span></text:p>
      <text:p text:style-name="Code_20_block"><text:s text:c="2"/>@Override public void feedback(int bundleSize, double totalTime)</text:p>
      <text:p text:style-name="Code_20_block"><text:s text:c="2"/><text:span text:style-name="T28">// Get the timestamp at which this bundler was created</text:span></text:p>
      <text:p text:style-name="Code_20_block"><text:s text:c="2"/>@Override public long getTimestamp()</text:p>
      <text:p text:style-name="Code_20_block"><text:s text:c="2"/><text:span text:style-name="T28">// Perform context-independent initializations</text:span></text:p>
      <text:p text:style-name="Code_20_block"><text:s text:c="2"/>@Override public void setup()</text:p>
      <text:p text:style-name="Code_20_block"><text:s text:c="2"/><text:span text:style-name="T28">// Release the resources used by this bundler</text:span></text:p>
      <text:p text:style-name="Code_20_block"><text:s text:c="2"/>@Override public void dispose()</text:p>
      <text:p text:style-name="Code_20_block"><text:s text:c="2"/><text:span text:style-name="T28">// Get the parameters of the algorithm</text:span></text:p>
      <text:p text:style-name="Code_20_block"><text:s text:c="2"/>@Override public <text:span text:style-name="T42">T</text:span> getProfile()</text:p>
      <text:p text:style-name="Code_20_block"/>
      <text:p text:style-name="Code_20_block">}</text:p>
      <text:p text:style-name="P20"/>
      <text:p text:style-name="P26">In addition to providing default implementations for a number of methods in Bundler, it also adds a <text:span text:style-name="Code_20_char">maxSize()</text:span> method, which provides a hint as to the maximum bundle size the bundler should return. This addresses the problem that, if too many tasks are sent to <text:s/><text:span text:style-name="T43">a </text:span>single channel, there will be no fair distribution of the tasks and the overall grid performance will suffer from it. As mentioned, this is just a hint and there is no obligation to use it.</text:p>
      <text:list xml:id="list140628543189211" text:continue-numbering="true" text:style-name="Outline">
        <text:list-item>
          <text:list>
            <text:list-item>
              <text:list>
                <text:list-item>
                  <text:h text:style-name="Heading_20_3" text:outline-level="3">BundlerEx</text:h>
                </text:list-item>
              </text:list>
            </text:list-item>
          </text:list>
        </text:list-item>
      </text:list>
      <text:p text:style-name="P27">The <text:a xlink:type="simple" xlink:href="http://www.jppf.org/javadoc/6.0/index.html?org/jppf/load/balancer/BundlerEx.html" text:style-name="Internet_20_link" text:visited-style-name="Visited_20_Internet_20_Link">BundlerEx</text:a> interface is an extension of <text:a xlink:type="simple" xlink:href="http://www.jppf.org/javadoc/6.0/index.html?org/jppf/load/balancer/Bundler.html" text:style-name="Internet_20_link" text:visited-style-name="Visited_20_Internet_20_Link"><text:span text:style-name="T37">Bundler</text:span></text:a><text:span text:style-name="T37"> </text:span><text:s/>that provides an additional <text:s/><text:span text:style-name="Code_20_char">feedback()</text:span> method <text:span text:style-name="T46">two </text:span>with more parameters:</text:p>
      <text:p text:style-name="P27"/>
      <text:p text:style-name="Code_20_block">public interface BundlerEx&lt;T extends LoadBalancingProfile&gt; extends Bundler&lt;T&gt; {</text:p>
      <text:p text:style-name="Code_20_block"/>
      <text:p text:style-name="Code_20_block"><text:s text:c="2"/><text:span text:style-name="T28">// Feedback the bundler with the </text:span><text:span text:style-name="T30">performance </text:span><text:span text:style-name="T28">result of </text:span><text:span text:style-name="T30">a</text:span><text:span text:style-name="T28"> </text:span><text:span text:style-name="T30">task </text:span><text:span text:style-name="T28">bundle</text:span></text:p>
      <text:p text:style-name="P85"><text:s text:c="2"/>void feedback(int nbTasks, double totalTime, double accumulatedElapsed,</text:p>
      <text:p text:style-name="P85"><text:s text:c="16"/>double overheadTime);</text:p>
      <text:p text:style-name="Code_20_block"/>
      <text:p text:style-name="Code_20_block">}</text:p>
      <text:p text:style-name="P27"/>
      <text:p text:style-name="P28">As for <text:span text:style-name="Code_20_char">Bundler.feedback(int, double)</text:span>, the <text:span text:style-name="Code_20_char">nbTasks</text:span> and <text:span text:style-name="Code_20_char">totalTime</text:span> parameters represent the number of tasks in the bundle and the total round-trip time of the bundle, respectively. The purpose of the other two parameters is to provide greater accuracy when computing the performance of the task bundle's execution:</text:p>
      <text:p text:style-name="P28"/>
      <text:p text:style-name="P29"><text:span text:style-name="Code_20_char"><text:span text:style-name="T19">accumulatedElapsed</text:span></text:span> is the sum of the execution elapsed time of all the tasks in the bundle. If differs from the total execution time in that it considers the execution <text:span text:style-name="T3">as if it occurred on a single thread</text:span>.</text:p>
      <text:p text:style-name="P29"/>
      <text:p text:style-name="P30"><text:span text:style-name="Code_20_char"><text:span text:style-name="T19">overheadTime</text:span></text:span> measures the sum of the network transport time and the JPPF overhead time, which also includes serialization and deserialization. The total time spent actually executing the tasks can then be calculated as:</text:p>
      <text:p text:style-name="Code_20_block">executionTime = totalTime - overheadTime</text:p>
      <text:p text:style-name="P29"><text:soft-page-break/></text:p>
      <text:p text:style-name="P30">To illustrate these parameters, let's consider a node that has 2 threads. For clarity's sake, let's imagine the tasks all have the same duration d. We distinguish several scenarios:</text:p>
      <text:p text:style-name="P30"/>
      <text:p text:style-name="P30">1) We send 1 task to the node: both the total execution time and the accumulated elapsed time will be equal to d:</text:p>
      <text:p text:style-name="P30"/>
      <text:p text:style-name="Code_20_block">executionTime = d</text:p>
      <text:p text:style-name="Code_20_block">accumulatedElapsed = d</text:p>
      <text:p text:style-name="P30"/>
      <text:p text:style-name="P30">2) We send 2 tasks to the node: since the node has 2 threads, the 2 tasks will execute concurrently, and we will have:</text:p>
      <text:p text:style-name="P30"/>
      <text:p text:style-name="Code_20_block">executionTime = d</text:p>
      <text:p text:style-name="Code_20_block">accumulatedElapsed = 2*d</text:p>
      <text:p text:style-name="P30"/>
      <text:p text:style-name="P30">3) We send 3 tasks to the node: the first two tasks will execute concurrently, while the thi<text:span text:style-name="T47">r</text:span>d task will wait until a thread becomes available, i.e. until one of the first two tasks completes. We will then have:</text:p>
      <text:p text:style-name="P30"/>
      <text:p text:style-name="Code_20_block">executionTime = 2*d</text:p>
      <text:p text:style-name="Code_20_block">accumulatedElapsed = 3*d</text:p>
      <text:p text:style-name="P30"/>
      <text:p text:style-name="P31">If the algorithm is aware of the number of threads in the node, then it can easily, in its computations, get rid of the disturbance introduced by threads remaining idle by lack of tasks to execute.</text:p>
      <text:p text:style-name="P31"/>
      <text:p text:style-name="P32"><text:span text:style-name="T38">Note</text:span>: <text:span text:style-name="T3">at runtime, when JPPF detects that a bundler implements </text:span><text:span text:style-name="Code_20_char"><text:span text:style-name="T3">BundlerEx</text:span></text:span><text:span text:style-name="T3">, it will call the </text:span><text:span text:style-name="Code_20_char"><text:span text:style-name="T3">BundlerEx.feedback()</text:span></text:span><text:span text:style-name="T3"> method instead of the </text:span><text:span text:style-name="Code_20_char"><text:span text:style-name="T3">Bundler.feedback()</text:span></text:span><text:span text:style-name="T3"> method</text:span>.</text:p>
      <text:p text:style-name="P32"/>
      <text:p text:style-name="P33">The abstract class <text:a xlink:type="simple" xlink:href="http://www.jppf.org/javadoc/6.0/index.html?org/jppf/load/balancer/AbstractAdaptiveBundler.html" text:style-name="Internet_20_link" text:visited-style-name="Visited_20_Internet_20_Link">AbstractAdaptiveBundler</text:a> implements <text:a xlink:type="simple" xlink:href="http://www.jppf.org/javadoc/6.0/index.html?org/jppf/load/balancer/BundlerEx.html" text:style-name="Internet_20_link" text:visited-style-name="Visited_20_Internet_20_Link"><text:span text:style-name="T45">BundlerEx</text:span></text:a>, and for all practical purposes it will easier to extend it than to implement <text:a xlink:type="simple" xlink:href="http://www.jppf.org/javadoc/6.0/index.html?org/jppf/load/balancer/BundlerEx.html" text:style-name="Internet_20_link" text:visited-style-name="Visited_20_Internet_20_Link"><text:span text:style-name="T45">BundlerEx</text:span></text:a> directly:</text:p>
      <text:p text:style-name="P33"/>
      <text:p text:style-name="Code_20_block">public abstract class AbstractAdaptiveBundler&lt;T extends LoadBalancingProfile&gt;</text:p>
      <text:p text:style-name="P88"><text:s text:c="2"/>extends AbstractBundler&lt;T&gt; implements BundlerEx&lt;T&gt;, NodeAwareness, JobAwarenessEx {</text:p>
      <text:p text:style-name="P88"><text:s text:c="2"/><text:span text:style-name="T28">// </text:span><text:span text:style-name="T32">the last computed bundle size</text:span></text:p>
      <text:p text:style-name="P88"><text:s text:c="2"/><text:span text:style-name="T49">protected int bundleSize;</text:span></text:p>
      <text:p text:style-name="P88"/>
      <text:p text:style-name="Code_20_block"><text:s text:c="2"/><text:span text:style-name="T28">// Creates a new instance with the specified parameters profile</text:span></text:p>
      <text:p text:style-name="Code_20_block"><text:s text:c="2"/>public AbstractAdaptiveBundler(T profile)</text:p>
      <text:p text:style-name="Code_20_block"/>
      <text:p text:style-name="P86"><text:s text:c="2"/><text:span text:style-name="T28">// </text:span><text:span text:style-name="T31">receive feedback from a node</text:span></text:p>
      <text:p text:style-name="P86"><text:s text:c="2"/>@Override public void feedback(int size, double totalTime,</text:p>
      <text:p text:style-name="P86"><text:s text:c="33"/>double accumulatedElapsed, double overheadTime)</text:p>
      <text:p text:style-name="P87"/>
      <text:p text:style-name="Code_20_block"><text:s text:c="2"/><text:span text:style-name="T28">// </text:span><text:span text:style-name="T31">get the last computed bundle size</text:span></text:p>
      <text:p text:style-name="Code_20_block"><text:s text:c="2"/>@Override public int getBundleSize()</text:p>
      <text:p text:style-name="Code_20_block"/>
      <text:p text:style-name="Code_20_block"><text:s text:c="2"/>@Override public JPPFSystemInformation getNodeConfiguration()</text:p>
      <text:p text:style-name="Code_20_block"/>
      <text:p text:style-name="Code_20_block"><text:s text:c="2"/>@Override public void setNodeConfiguration(JPPFSystemInformation nodeConfiguration)</text:p>
      <text:p text:style-name="Code_20_block"/>
      <text:p text:style-name="Code_20_block"><text:s text:c="2"/>@Override public JPPFDistributedJob getJob()</text:p>
      <text:p text:style-name="Code_20_block"/>
      <text:p text:style-name="Code_20_block"><text:s text:c="2"/>@Override public void setJob(JPPFDistributedJob job)</text:p>
      <text:p text:style-name="Code_20_block"/>
      <text:p text:style-name="Code_20_block"><text:s text:c="2"/>@Override public void dispose()</text:p>
      <text:p text:style-name="Code_20_block"/>
      <text:p text:style-name="Code_20_block"><text:s text:c="2"/>@Override public int maxSize()</text:p>
      <text:p text:style-name="Code_20_block">}</text:p>
      <text:p text:style-name="P33"/>
      <text:p text:style-name="P33"><text:a xlink:type="simple" xlink:href="http://www.jppf.org/javadoc/6.0/index.html?org/jppf/load/balancer/AbstractAdaptiveBundler.html" text:style-name="Internet_20_link" text:visited-style-name="Visited_20_Internet_20_Link">AbstractAdaptiveBundler</text:a> has a default impl<text:span text:style-name="T48">e</text:span>mentation of <text:span text:style-name="Code_20_char">BundlerEx.feedback()</text:span> which computes a synthetic <text:span text:style-name="Code_20_char">totalTime</text:span> where the idle threads overhead is removed, then delegates to <text:span text:style-name="Code_20_char">Bundler.feedback()</text:span> <text:span text:style-name="T48">with</text:span> this synthetic value.</text:p>
      <text:p text:style-name="P33"/>
      <text:list xml:id="list140628280780537" text:continue-numbering="true" text:style-name="Outline">
        <text:list-item>
          <text:list>
            <text:list-item>
              <text:list>
                <text:list-item>
                  <text:h text:style-name="P128" text:outline-level="3">P<text:span text:style-name="T27">arameters p</text:span>rofile</text:h>
                </text:list-item>
              </text:list>
            </text:list-item>
          </text:list>
        </text:list-item>
      </text:list>
      <text:p text:style-name="P34">A load-balancing algorithm may use zero or more parameters, which can be specified in the configuration of a JPPF driver or client. <text:span text:style-name="T50">These parameters are encapsulated in an implementation of the </text:span><text:a xlink:type="simple" xlink:href="http://www.jppf.org/javadoc/6.0/index.html?org/jppf/load/balancer/LoadBalancingProfile.html" text:style-name="Internet_20_link" text:visited-style-name="Visited_20_Internet_20_Link"><text:span text:style-name="T50">LoadBalancingProfile</text:span></text:a><text:span text:style-name="T50"> interface, defined as follows:</text:span></text:p>
      <text:p text:style-name="P34"/>
      <text:p text:style-name="Code_20_block">public interface LoadBalancingProfile extends Serializable {</text:p>
      <text:p text:style-name="Code_20_block">}</text:p>
      <text:p text:style-name="Standard"/>
      <text:p text:style-name="P35">As we can see, <text:span text:style-name="T101">there is no</text:span> method i<text:span text:style-name="T101">n</text:span> this interface, <text:span text:style-name="T101">which </text:span>makes <text:a xlink:type="simple" xlink:href="http://www.jppf.org/javadoc/6.0/index.html?org/jppf/load/balancer/LoadBalancingProfile.html" text:style-name="Internet_20_link" text:visited-style-name="Visited_20_Internet_20_Link">LoadBalancingProfile</text:a> a marker interface for all purposes and intents. As a convenience, an abstract implementation is provided: the <text:a xlink:type="simple" xlink:href="http://www.jppf.org/javadoc/6.0/index.html?org/jppf/load/balancer/AbstractLoadBalancingProfile.html" text:style-name="Internet_20_link" text:visited-style-name="Visited_20_Internet_20_Link">AbstracLoadBalancingProfile</text:a> class.</text:p>
      <text:p text:style-name="P35"/>
      <text:p text:style-name="P36">The link between a bundler and its par<text:span text:style-name="T51">a</text:span>m<text:span text:style-name="T51">e</text:span>ters profile is provided by the <text:span text:style-name="Code_20_char">Bundler.getLoadBalancingProfile()</text:span> method. <text:span text:style-name="T51">It is also generally convenient to have the </text:span><text:a xlink:type="simple" xlink:href="http://www.jppf.org/javadoc/6.0/index.html?org/jppf/load/balancer/LoadBalancingProfile.html" text:style-name="Internet_20_link" text:visited-style-name="Visited_20_Internet_20_Link">LoadBalancingProfile</text:a><text:span text:style-name="T51"> passed in the bundler's constructor, as is the case for </text:span><text:a xlink:type="simple" xlink:href="http://www.jppf.org/javadoc/6.0/index.html?org/jppf/load/balancer/AbstractBundler.html" text:style-name="Internet_20_link" text:visited-style-name="Visited_20_Internet_20_Link"><text:span text:style-name="T51">AbstractBundler</text:span></text:a><text:span text:style-name="T51"> and </text:span><text:a xlink:type="simple" xlink:href="http://www.jppf.org/javadoc/6.0/index.html?org/jppf/load/balancer/AbstractAdaptiveBundler.html" text:style-name="Internet_20_link" text:visited-style-name="Visited_20_Internet_20_Link"><text:span text:style-name="T51">AbstractAdaptiveBundler</text:span></text:a><text:span text:style-name="T51">.</text:span></text:p>
      <text:list xml:id="list140627288681342" text:continue-numbering="true" text:style-name="Outline">
        <text:list-item>
          <text:list>
            <text:list-item>
              <text:list>
                <text:list-item>
                  <text:h text:style-name="P124" text:outline-level="3">Bundler provider</text:h>
                </text:list-item>
              </text:list>
            </text:list-item>
          </text:list>
        </text:list-item>
      </text:list>
      <text:p text:style-name="P37">JPPF relies on the Service Provider Interface (SPI) mechanism to discover the defined load-balancing algorithm. To this effect, it <text:s/>is required that, for each algorithm, an implementation of the <text:a xlink:type="simple" xlink:href="http://www.jppf.org/javadoc/6.0/index.html?org/jppf/load/balancer/spi/JPPFBundlerProvider.html" text:style-name="Internet_20_link" text:visited-style-name="Visited_20_Internet_20_Link">JPPFBundlerProvider</text:a> interface be given:</text:p>
      <text:p text:style-name="P37"/>
      <text:p text:style-name="Code_20_block">public interface JPPFBundlerProvider&lt;T extends LoadBalancingProfile&gt; {</text:p>
      <text:p text:style-name="Code_20_block"><text:s text:c="2"/><text:span text:style-name="T28">// Get the name of the algorithm defined by this provider</text:span></text:p>
      <text:p text:style-name="Code_20_block"><text:s text:c="2"/>String getAlgorithmName();</text:p>
      <text:p text:style-name="Code_20_block"/>
      <text:p text:style-name="Code_20_block"><text:s text:c="2"/><text:span text:style-name="T28">// Create a bundler instance using the specified parameters profile</text:span></text:p>
      <text:p text:style-name="Code_20_block"><text:s text:c="2"/>Bundler<text:span text:style-name="T52">&lt;T&gt;</text:span> createBundler(T profile);</text:p>
      <text:p text:style-name="Code_20_block"/>
      <text:p text:style-name="Code_20_block"><text:s text:c="2"/><text:span text:style-name="T28">// Create a bundler profile containing the parameters of the algorithm</text:span></text:p>
      <text:p text:style-name="Code_20_block"><text:s text:c="2"/>T createProfile(TypedProperties configuration);</text:p>
      <text:p text:style-name="Code_20_block">}</text:p>
      <text:p text:style-name="P37"/>
      <text:p text:style-name="P39"><text:span text:style-name="T38">Notes</text:span>:</text:p>
      <text:p text:style-name="P39"/>
      <text:p text:style-name="P38"><text:span text:style-name="T53">a) t</text:span>he method <text:span text:style-name="Code_20_char">getAlgorithmName()</text:span> must return a name that is unique accross all algorithms, otherwise only the last discovered algorithm will be kept.</text:p>
      <text:p text:style-name="P40"/>
      <text:p text:style-name="P40">b) the parameters profile provided in the <text:span text:style-name="Code_20_char">createBundler()</text:span> method is created by invoking the method <text:span text:style-name="Code_20_char">createProfile(TypedProperties)</text:span>.</text:p>
      <text:p text:style-name="P40"/>
      <text:p text:style-name="P40">c) the TypedProperties object provided in the <text:span text:style-name="Code_20_char">createProfile()</text:span> method contains only the configuration properties for a given parameters profile, where the names of the properties are stripped of their JPPF-specific prefix. For instance, if the configuration contains:</text:p>
      <text:p text:style-name="P40"/>
      <text:p text:style-name="Code_20_block">jppf.load.balancing.profile = myProfile1</text:p>
      <text:p text:style-name="Code_20_block">jppf.load.balancing.profile.myProfile1.param1 = value1</text:p>
      <text:p text:style-name="Code_20_block">jppf.load.balancing.profile.myProfile2.param2 = value2</text:p>
      <text:p text:style-name="P40"/>
      <text:p text:style-name="P40">then the configuration provided to <text:span text:style-name="Code_20_char">createProfile()</text:span> will contain a single property definition without prefix:</text:p>
      <text:p text:style-name="P40"/>
      <text:p text:style-name="Code_20_block">param1 = value1</text:p>
      <text:p text:style-name="Standard"/>
      <text:p text:style-name="P41">d) When an algorithm doesn't use any parameter, then you can implement an associated bundler provider using <text:a xlink:type="simple" xlink:href="http://www.jppf.org/javadoc/6.0/index.html?org/jppf/load/balancer/LoadBalancingProfile.html" text:style-name="Internet_20_link" text:visited-style-name="Visited_20_Internet_20_Link"><text:span text:style-name="T50">LoadBalancingProfile</text:span></text:a> as the generic profile type, and returning <text:span text:style-name="Code_20_char">null</text:span> in the <text:span text:style-name="Code_20_char">createProfile()</text:span> method:</text:p>
      <text:p text:style-name="P42"/>
      <text:p text:style-name="Code_20_block">public class MyProvider implements JPPFBundlerProvider&lt;LoadBalancingProfile&gt; {</text:p>
      <text:p text:style-name="Code_20_block"><text:s text:c="2"/>@Override public String getAlgorithmName() { return "myAlgorithm"; }</text:p>
      <text:p text:style-name="Code_20_block"/>
      <text:p text:style-name="Code_20_block"><text:s text:c="2"/>@Override public Bundler createBundler(LoadBalancingProfile profile) {</text:p>
      <text:p text:style-name="P89"><text:s text:c="4"/>return new MyAlgorithm(); <text:span text:style-name="T28">// </text:span><text:span text:style-name="T33">profile is not used</text:span></text:p>
      <text:p text:style-name="P89"><text:s text:c="2"/>}</text:p>
      <text:p text:style-name="Code_20_block"/>
      <text:p text:style-name="Code_20_block"><text:s text:c="2"/>@Override public LoadBalancingProfile createProfile(TypedProperties configuration) {</text:p>
      <text:p text:style-name="P89"><text:s text:c="4"/>return null; <text:span text:style-name="T28">// </text:span><text:span text:style-name="T33">configuration is not used</text:span></text:p>
      <text:p text:style-name="P89"><text:s text:c="2"/>}</text:p>
      <text:p text:style-name="Code_20_block">}</text:p>
      <text:p text:style-name="Standard"/>
      <text:p text:style-name="P44"><text:soft-page-break/>Finally, to enable the discovery of the alg<text:span text:style-name="T58">o</text:span>r<text:span text:style-name="T58">i</text:span>thm, it is required to create, in the META-INF/services folder, a file named:</text:p>
      <text:p text:style-name="Code_20_block">org.jppf.load.balancing.spi.JPPFBundlerProvider</text:p>
      <text:p text:style-name="P44"/>
      <text:p text:style-name="P44">In this file, enter the fully qualified name of the bundler provider implementation, for each existing algorithm, on a separate line, <text:span text:style-name="T58">as in this example</text:span>:</text:p>
      <text:p text:style-name="P44"/>
      <text:p text:style-name="P90"># my custom load-balancer algorithm</text:p>
      <text:p text:style-name="Code_20_block">com.example.MyProvider</text:p>
      <text:p text:style-name="P90"># <text:span text:style-name="T60">the </text:span>JPPF "manual" algorithm</text:p>
      <text:p text:style-name="Code_20_block">org.jppf.load.balancer.<text:span text:style-name="T59">spi</text:span>.FixedSize<text:span text:style-name="T59">Bundler</text:span>Provider</text:p>
      <text:list xml:id="list140627425379378" text:continue-numbering="true" text:style-name="Outline">
        <text:list-item>
          <text:list>
            <text:list-item>
              <text:list>
                <text:list-item>
                  <text:h text:style-name="P123" text:outline-level="3"><text:span text:style-name="T56">Channel</text:span> <text:span text:style-name="T44">a</text:span>wareness</text:h>
                </text:list-item>
              </text:list>
            </text:list-item>
          </text:list>
        </text:list-item>
      </text:list>
      <text:p text:style-name="P43">A load-balancer that wishes to receive information about its associated channel, to base its computations on, should implement the <text:a xlink:type="simple" xlink:href="http://www.jppf.org/javadoc/6.0/index.html?org/jppf/load/balancer/ChannelAwareness.html" text:style-name="Internet_20_link" text:visited-style-name="Visited_20_Internet_20_Link">ChannelAwareness</text:a> interface:</text:p>
      <text:p text:style-name="P43"/>
      <text:p text:style-name="Code_20_block">public interface ChannelAwareness {</text:p>
      <text:p text:style-name="Code_20_block"><text:s text:c="2"/><text:span text:style-name="T28">// Get the corresponding node's system information</text:span></text:p>
      <text:p text:style-name="Code_20_block"><text:s text:c="2"/>JPPFSystemInformation getChannelConfiguration();</text:p>
      <text:p text:style-name="Code_20_block"/>
      <text:p text:style-name="Code_20_block"><text:s text:c="2"/><text:span text:style-name="T28">// Set the corresponding node's system information</text:span></text:p>
      <text:p text:style-name="Code_20_block"><text:s text:c="2"/>void setChannelConfiguration(JPPFSystemInformation channelConfiguration);</text:p>
      <text:p text:style-name="Code_20_block">}</text:p>
      <text:p text:style-name="P43"/>
      <text:p text:style-name="P45">As we can see, this interface allows JPPF to set an attribute of type <text:a xlink:type="simple" xlink:href="http://www.jppf.org/javadoc/6.0/index.html?org/jppf/management/JPPFSystemInformation.html" text:style-name="Internet_20_link" text:visited-style-name="Visited_20_Internet_20_Link">JPPFSystemInformation</text:a> <text:span text:style-name="T57">onto the load-balancer. The properties contained in this attribute are described in full details in the </text:span><text:a xlink:type="simple" xlink:href="http://www.jppf.org/doc/6.0/index.php?title=Execution_policy_properties" text:style-name="Internet_20_link" text:visited-style-name="Visited_20_Internet_20_Link"><text:span text:style-name="T57">Execution policy properties</text:span></text:a><text:span text:style-name="T57"> section.</text:span></text:p>
      <text:p text:style-name="P45"/>
      <text:p text:style-name="P46">The <text:span text:style-name="Code_20_char">setChannelConfiguration()</text:span> method is a bundler life cycle callback, invoked internally by the JPPF client or server, when the channel initially establishes a connection (handshake) or when one or more proerties in its configuration, including the number of threads, are cha<text:span text:style-name="T61">n</text:span>ged dynamically.</text:p>
      <text:p text:style-name="P46"/>
      <text:p text:style-name="P48"><text:span text:style-name="T38">Notes</text:span>:</text:p>
      <text:p text:style-name="P48"/>
      <text:list xml:id="list140627767461175" text:continue-list="list140628025590685" text:style-name="List_20_2">
        <text:list-item>
          <text:p text:style-name="P110"><text:span text:style-name="T3">when a bundler implements the </text:span><text:a xlink:type="simple" xlink:href="http://www.jppf.org/javadoc/6.0/index.html?org/jppf/load/balancer/ChannelAwareness.html" text:style-name="Internet_20_link" text:visited-style-name="Visited_20_Internet_20_Link"><text:span text:style-name="T7">ChannelAwareness</text:span></text:a><text:span text:style-name="T3"> interface, a JPPF client or server will automatically recognize it and call its </text:span><text:span text:style-name="Code_20_char"><text:span text:style-name="T3">setChannelConfiguration()</text:span></text:span><text:span text:style-name="T3"> method as appropriate.</text:span></text:p>
        </text:list-item>
        <text:list-item>
          <text:p text:style-name="P110"><text:span text:style-name="T3">the </text:span><text:a xlink:type="simple" xlink:href="http://www.jppf.org/javadoc/6.0/index.html?org/jppf/load/balancer/AbstractAdaptiveBundler.html" text:style-name="Internet_20_link" text:visited-style-name="Visited_20_Internet_20_Link"><text:span text:style-name="T8">AbstractAdaptiveBundler</text:span></text:a><text:span text:style-name="T3"> class already implements the </text:span><text:a xlink:type="simple" xlink:href="http://www.jppf.org/javadoc/6.0/index.html?org/jppf/load/balancer/ChannelAwareness.html" text:style-name="Internet_20_link" text:visited-style-name="Visited_20_Internet_20_Link"><text:span text:style-name="T7">ChannelAwareness</text:span></text:a><text:span text:style-name="T3"> interface, and its implementation of </text:span><text:span text:style-name="Code_20_char"><text:span text:style-name="T3">setChannelConfiguration()</text:span></text:span><text:span text:style-name="T3"> sets a </text:span><text:a xlink:type="simple" xlink:href="http://www.jppf.org/javadoc/6.0/org/jppf/load/balancer/AbstractAdaptiveBundler.html#channelConfiguration" text:style-name="Internet_20_link" text:visited-style-name="Visited_20_Internet_20_Link"><text:span text:style-name="T3">channelConfiguration</text:span></text:a><text:span text:style-name="T3"> attribute with the provided <text:s/></text:span><text:a xlink:type="simple" xlink:href="http://www.jppf.org/javadoc/6.0/index.html?org/jppf/management/JPPFSystemInformation.html" text:style-name="Internet_20_link" text:visited-style-name="Visited_20_Internet_20_Link"><text:span text:style-name="T9">JPPFSystemInformation</text:span></text:a><text:span text:style-name="T9"> </text:span><text:span text:style-name="T3">and also extrats the number of threads as applicable into <text:s/>a </text:span><text:a xlink:type="simple" xlink:href="http://www.jppf.org/javadoc/6.0/org/jppf/load/balancer/AbstractAdaptiveBundler.html#nbThreads" text:style-name="Internet_20_link" text:visited-style-name="Visited_20_Internet_20_Link"><text:span text:style-name="T3">nbThreads</text:span></text:a><text:span text:style-name="T3"> attribute of type </text:span><text:span text:style-name="Code_20_char"><text:span text:style-name="T3">int</text:span></text:span><text:span text:style-name="T3">.</text:span></text:p>
        </text:list-item>
      </text:list>
      <text:list xml:id="list140627716786278" text:continue-list="list140627425379378" text:style-name="Outline">
        <text:list-item>
          <text:list>
            <text:list-item>
              <text:list>
                <text:list-item>
                  <text:h text:style-name="P125" text:outline-level="3">Job <text:span text:style-name="T44">a</text:span>wareness</text:h>
                </text:list-item>
              </text:list>
            </text:list-item>
          </text:list>
        </text:list-item>
      </text:list>
      <text:p text:style-name="P12">A bundler can also receive information on the job being distr<text:span text:style-name="T63">i</text:span>buted over the serve ror node channels by implementing the <text:a xlink:type="simple" xlink:href="http://www.jppf.org/javadoc/6.0/index.html?org/jppf/load/balancer/JobAwareness.html" text:style-name="Internet_20_link" text:visited-style-name="Visited_20_Internet_20_Link"><text:span text:style-name="T102">JobAwareness</text:span></text:a> interface:</text:p>
      <text:p text:style-name="P12"/>
      <text:p text:style-name="Code_20_block">public interface JobAwarenessEx {</text:p>
      <text:p text:style-name="Code_20_block"><text:s text:c="2"/><text:span text:style-name="T28">// Get the current job for which load-balancing is being performed</text:span></text:p>
      <text:p text:style-name="Code_20_block"><text:s text:c="2"/>JPPFDistributedJob getJob();</text:p>
      <text:p text:style-name="Code_20_block"/>
      <text:p text:style-name="Code_20_block"><text:s text:c="2"/><text:span text:style-name="T28">// Set the current job for which load-balancing is being performed</text:span></text:p>
      <text:p text:style-name="Code_20_block"><text:s text:c="2"/>void setJob(JPPFDistributedJob job);</text:p>
      <text:p text:style-name="Code_20_block">}</text:p>
      <text:p text:style-name="P12"/>
      <text:p text:style-name="P49">This interface allows the client or server to set an attribute of type <text:a xlink:type="simple" xlink:href="http://www.jppf.org/javadoc/6.0/index.html?org/jppf/node/protocol/JPPFDistributedJob.html" text:style-name="Internet_20_link" text:visited-style-name="Visited_20_Internet_20_Link">JPPFDistributedJob</text:a> onto the bundler.</text:p>
      <text:p text:style-name="P49"/>
      <text:p text:style-name="P47">The <text:span text:style-name="Code_20_char">set</text:span><text:span text:style-name="Code_20_char"><text:span text:style-name="T65">Job</text:span></text:span><text:span text:style-name="Code_20_char">()</text:span> method is a bundler life cycle callback, invoked internally by the JPPF client or server, when<text:span text:style-name="T65">ever a set of tasks from a job is dispatched to a channel</text:span>.</text:p>
      <text:p text:style-name="P47"/>
      <text:p text:style-name="P117">As for <text:a xlink:type="simple" xlink:href="http://www.jppf.org/javadoc/6.0/index.html?org/jppf/load/balancer/ChannelAwareness.html" text:style-name="Internet_20_link" text:visited-style-name="Visited_20_Internet_20_Link"><text:span text:style-name="T62">ChannelAwareness</text:span></text:a>, a bundler that implements <text:a xlink:type="simple" xlink:href="http://www.jppf.org/javadoc/6.0/index.html?org/jppf/load/balancer/JobAwareness.html" text:style-name="Internet_20_link" text:visited-style-name="Visited_20_Internet_20_Link"><text:span text:style-name="T102">JobAwareness</text:span></text:a> will be automatically recognized and its <text:span text:style-name="Code_20_char">setJob()</text:span> method invoked at the appropriate times.</text:p>
      <text:p text:style-name="P50"/>
      <text:p text:style-name="P117"><text:a xlink:type="simple" xlink:href="http://www.jppf.org/javadoc/6.0/index.html?org/jppf/load/balancer/AbstractAdaptiveBundler.html" text:style-name="Internet_20_link" text:visited-style-name="Visited_20_Internet_20_Link"><text:span text:style-name="T66">AbstractAdaptiveBundler</text:span></text:a> also implements <text:a xlink:type="simple" xlink:href="http://www.jppf.org/javadoc/6.0/index.html?org/jppf/load/balancer/JobAwareness.html" text:style-name="Internet_20_link" text:visited-style-name="Visited_20_Internet_20_Link"><text:span text:style-name="T102">JobAwareness</text:span></text:a> and its implementation of <text:span text:style-name="Code_20_char">setJob()</text:span> sets a <text:a xlink:type="simple" xlink:href="http://www.jppf.org/javadoc/6.0/org/jppf/load/balancer/AbstractAdaptiveBundler.html#job" text:style-name="Internet_20_link" text:visited-style-name="Visited_20_Internet_20_Link">job</text:a> attribute of type <text:a xlink:type="simple" xlink:href="http://www.jppf.org/javadoc/6.0/index.html?org/jppf/node/protocol/JPPFDistributedJob.html" text:style-name="Internet_20_link" text:visited-style-name="Visited_20_Internet_20_Link"><text:span text:style-name="T64">JPPFDistributedJob</text:span></text:a>.</text:p>
      <text:p text:style-name="P50"/>
      <text:list xml:id="list140628220217629" text:continue-numbering="true" text:style-name="Outline">
        <text:list-item>
          <text:list>
            <text:list-item>
              <text:list>
                <text:list-item>
                  <text:h text:style-name="P127" text:outline-level="3">Simple code example: the "manual" algorithm</text:h>
                </text:list-item>
              </text:list>
            </text:list-item>
          </text:list>
        </text:list-item>
      </text:list>
      <text:p text:style-name="P12">To try and translate these concepts into something more concrete, we will now walk through the implementation of the simplest of the JPPF built-in algorithms: the "manual" algorithm. <text:span text:style-name="T67">The "manual" algorithm is a </text:span><text:a xlink:type="simple" xlink:href="#1.1.4.Qualitative characteristics of the algorithms|outline" text:style-name="Internet_20_link" text:visited-style-name="Visited_20_Internet_20_Link"><text:span text:style-name="T67">static, global and deterministic</text:span></text:a><text:span text:style-name="T67"> algorithm which always returns the same fixed bundle size for all the channels. It uses a single parameter named "size" and is configured as follows in a JPPF configuration file:</text:span></text:p>
      <text:p text:style-name="P51"/>
      <text:p text:style-name="P90"># name of the load-balancing algorithm</text:p>
      <text:p text:style-name="Code_20_block">jppf.load.balancing.algorithm = manual</text:p>
      <text:p text:style-name="P90"># name of the set of parameter (profile) for the algorithm</text:p>
      <text:p text:style-name="Code_20_block">jppf.load.balancing.profile = manual_profile</text:p>
      <text:p text:style-name="Code_20_block"><text:span text:style-name="T28"># "manual_profile" </text:span><text:span text:style-name="T34">profile</text:span></text:p>
      <text:p text:style-name="Code_20_block">jppf.load.balancing.profile.manual_profile.size = 20</text:p>
      <text:p text:style-name="P51"/>
      <text:p text:style-name="P51">Remember, during the discovery and creation of the load-balancers, this configuration will be stripped down to only the essential information needed:</text:p>
      <text:p text:style-name="P51"/>
      <text:p text:style-name="Code_20_block">size = 20</text:p>
      <text:p text:style-name="P51"/>
      <text:p text:style-name="P52">Based on this, we implement a the profile class <text:a xlink:type="simple" xlink:href="http://www.jppf.org/javadoc/6.0/index.html?org/jppf/load/balancer/impl/FixedSizeProfile.html" text:style-name="Internet_20_link" text:visited-style-name="Visited_20_Internet_20_Link">FixedSizeProfile</text:a> as follows:</text:p>
      <text:p text:style-name="P52"/>
      <text:p text:style-name="Code_20_block">public class FixedSizeProfile extends AbstractLoadBalancingProfile {</text:p>
      <text:p text:style-name="Code_20_block"><text:s text:c="2"/>private final int size;</text:p>
      <text:p text:style-name="Code_20_block"/>
      <text:p text:style-name="Code_20_block"><text:s text:c="2"/><text:span text:style-name="T28">// Initialize this profile with values read from the specified configuration</text:span></text:p>
      <text:p text:style-name="Code_20_block"><text:s text:c="2"/>public FixedSizeProfile(final TypedProperties config) {</text:p>
      <text:p text:style-name="Code_20_block"><text:s text:c="4"/>int n = config.getInt("size", 1);</text:p>
      <text:p text:style-name="Code_20_block"><text:s text:c="4"/>this.size = (n &lt; 1) ? 1 : n; </text:p>
      <text:p text:style-name="Code_20_block"><text:s text:c="2"/>}</text:p>
      <text:p text:style-name="Code_20_block"/>
      <text:p text:style-name="Code_20_block"><text:s text:c="2"/><text:span text:style-name="T28">// Get the bundle size</text:span></text:p>
      <text:p text:style-name="Code_20_block"><text:s text:c="2"/>public int getSize() { return size; }</text:p>
      <text:p text:style-name="Code_20_block">}</text:p>
      <text:p text:style-name="P52"/>
      <text:p text:style-name="P52">As we can see, this profile simply extracts the "size" pa<text:span text:style-name="T69">ra</text:span>meter from the con<text:span text:style-name="T69">f</text:span>iguration at construction time and exposes it to other classes with a getter.</text:p>
      <text:p text:style-name="P52"/>
      <text:p text:style-name="P52">Given its simplicity, the algortihm does not need job awareness nor channel awareness, therefore it can be implemented by extending <text:a xlink:type="simple" xlink:href="http://www.jppf.org/javadoc/6.0/index.html?org/jppf/load/balancer/AbstractBundler.html" text:style-name="Internet_20_link" text:visited-style-name="Visited_20_Internet_20_Link"><text:span text:style-name="T35">AbstractBundler</text:span></text:a>:</text:p>
      <text:p text:style-name="P52"/>
      <text:p text:style-name="Code_20_block">public class FixedSizeBundler extends AbstractBundler&lt;FixedSizeProfile&gt; {</text:p>
      <text:p text:style-name="Code_20_block"><text:s text:c="2"/><text:span text:style-name="T28">// Initialize this bundler</text:span></text:p>
      <text:p text:style-name="Code_20_block"><text:s text:c="2"/>public FixedSizeBundler(FixedSizeProfile profile) {</text:p>
      <text:p text:style-name="Code_20_block"><text:s text:c="4"/>super(profile);</text:p>
      <text:p text:style-name="Code_20_block"><text:s text:c="2"/>}</text:p>
      <text:p text:style-name="Code_20_block"/>
      <text:p text:style-name="Code_20_block"><text:s text:c="2"/><text:span text:style-name="T28">// Returns the bundle size statically assigned in the configuration</text:span></text:p>
      <text:p text:style-name="Code_20_block"><text:s text:c="2"/>@Override</text:p>
      <text:p text:style-name="Code_20_block"><text:s text:c="2"/>public int getBundleSize() {</text:p>
      <text:p text:style-name="Code_20_block"><text:s text:c="4"/>return profile.getSize();</text:p>
      <text:p text:style-name="Code_20_block"><text:s text:c="2"/>}</text:p>
      <text:p text:style-name="Code_20_block">}</text:p>
      <text:p text:style-name="P52"/>
      <text:p text:style-name="P53">Note here that we leave the implementation of the <text:span text:style-name="Code_20_char">feedback(int, double)</text:span> method to the superclass, <text:span text:style-name="T69">which does nothing (empty implementation)</text:span>.</text:p>
      <text:p text:style-name="P53"/>
      <text:p text:style-name="P53"/>
      <text:p text:style-name="P104">The associated <text:a xlink:type="simple" xlink:href="http://www.jppf.org/javadoc/6.0/index.html?org/jppf/load/balancer/spi/JPPFBundlerProvider.html" text:style-name="Internet_20_link" text:visited-style-name="Visited_20_Internet_20_Link"><text:span text:style-name="T68">JPPFBundlerProvider</text:span></text:a><text:span text:style-name="T68">, </text:span>the <text:a xlink:type="simple" xlink:href="http://www.jppf.org/javadoc/6.0/index.html?org/jppf/load/balancer/spi/FixedSizeBundlerProvider.html" text:style-name="Internet_20_link" text:visited-style-name="Visited_20_Internet_20_Link">FixedSizeBundlerProvider</text:a> class, is then implemented like this:</text:p>
      <text:p text:style-name="P53"/>
      <text:p text:style-name="Code_20_block">public class FixedSizeBundlerProvider implements JPPFBundlerProvider&lt;FixedSizeProfile&gt; {</text:p>
      <text:p text:style-name="Code_20_block"><text:s text:c="2"/><text:span text:style-name="T28">// Create a bundler instance using the specified parameters profile</text:span></text:p>
      <text:p text:style-name="Code_20_block"><text:s text:c="2"/>@Override</text:p>
      <text:p text:style-name="Code_20_block"><text:s text:c="2"/>public Bundler createBundler(FixedSizeProfile profile) {</text:p>
      <text:p text:style-name="Code_20_block"><text:s text:c="4"/>return new FixedSizeBundler(profile);</text:p>
      <text:p text:style-name="Code_20_block"><text:s text:c="2"/>}</text:p>
      <text:p text:style-name="Code_20_block"/>
      <text:p text:style-name="Code_20_block"><text:s text:c="2"/><text:span text:style-name="T28">// Create a bundler profile containing the parameters of the algorithm</text:span></text:p>
      <text:p text:style-name="Code_20_block"><text:s text:c="2"/>@Override</text:p>
      <text:p text:style-name="Code_20_block"><text:s text:c="2"/>public FixedSizeProfile createProfile(TypedProperties configuration) {</text:p>
      <text:p text:style-name="Code_20_block"><text:s text:c="4"/>return new FixedSizeProfile(configuration);</text:p>
      <text:p text:style-name="Code_20_block"><text:s text:c="2"/>}</text:p>
      <text:p text:style-name="Code_20_block"/>
      <text:p text:style-name="Code_20_block"><text:s text:c="2"/><text:span text:style-name="T28">// Get the name of the algorithm defined by this provider</text:span></text:p>
      <text:p text:style-name="Code_20_block"><text:s text:c="2"/>@Override</text:p>
      <text:p text:style-name="Code_20_block"><text:s text:c="2"/>public String getAlgorithmName() {</text:p>
      <text:p text:style-name="Code_20_block"><text:s text:c="4"/>return "manual";</text:p>
      <text:p text:style-name="Code_20_block"><text:s text:c="2"/>}</text:p>
      <text:p text:style-name="Code_20_block">}</text:p>
      <text:p text:style-name="P53"/>
      <text:p text:style-name="P54">Finally, for JPPF to discover the algorithm, we add the bundler provider's fully qualified class name to the service file <text:span text:style-name="Code_20_char">META-INF/services/org.jppf.load.balancing.spi.JPPFBundlerProvider</text:span>:</text:p>
      <text:p text:style-name="P54"/>
      <text:p text:style-name="P90"># the "manual" algorithm</text:p>
      <text:p text:style-name="Code_20_block">org.jppf.load.balancer.spi.FixedSizeBundlerProvider</text:p>
      <text:p text:style-name="P54"/>
      <text:p text:style-name="P54"/>
      <text:list xml:id="list140627716028816" text:continue-numbering="true" text:style-name="Outline">
        <text:list-item>
          <text:list>
            <text:list-item>
              <text:h text:style-name="P121" text:outline-level="2">Built-in algorithms</text:h>
              <text:list>
                <text:list-item>
                  <text:h text:style-name="Heading_20_3" text:outline-level="3">"manual"</text:h>
                </text:list-item>
              </text:list>
            </text:list-item>
          </text:list>
        </text:list-item>
      </text:list>
      <text:p text:style-name="P55">As seen in the <text:a xlink:type="simple" xlink:href="#1.2.8.Simple code example: the &quot;manual&quot; algorithm|outline" text:style-name="Internet_20_link" text:visited-style-name="Visited_20_Internet_20_Link">code example section</text:a>, the "manual" algorithm <text:span text:style-name="T72">is a static, global and deterministic algorithm which always uses the same bundle size for all the channels. It is equivalent to a round-robin mechanism.</text:span></text:p>
      <text:p text:style-name="P55"/>
      <text:p text:style-name="P59">Here is an example configuration:</text:p>
      <text:p text:style-name="P59"/>
      <text:p text:style-name="P91"># name of the load-balancing algorithm</text:p>
      <text:p text:style-name="P96">jppf.load.balancing.algorithm = manual</text:p>
      <text:p text:style-name="P91"># name of the set of parameter (profile) for the algorithm</text:p>
      <text:p text:style-name="P96">jppf.load.balancing.profile = <text:span text:style-name="T82">fixed_size</text:span></text:p>
      <text:p text:style-name="P96"><text:span text:style-name="T28"># "manual_profile" </text:span><text:span text:style-name="T34">profile</text:span></text:p>
      <text:p text:style-name="P100">jppf.load.balancing.profile.<text:span text:style-name="T82">fixed_size</text:span>.size = 20</text:p>
      <text:list xml:id="list140628418341985" text:continue-numbering="true" text:style-name="Outline">
        <text:list-item>
          <text:list>
            <text:list-item>
              <text:list>
                <text:list-item>
                  <text:h text:style-name="Heading_20_3" text:outline-level="3">"nodethreads"</text:h>
                </text:list-item>
              </text:list>
            </text:list-item>
          </text:list>
        </text:list-item>
      </text:list>
      <text:p text:style-name="P56">The "nodethreads" algorithm <text:span text:style-name="T73">is an adaptive, local and deterministic algorithm which computes the bundle size based on a channel's number of processing threads. It uses a single parameter named "multipllicator" such that:</text:span></text:p>
      <text:p text:style-name="Code_20_block">bundle_size = multiplicator * processing_threads</text:p>
      <text:p text:style-name="P57">Therefore, the bundle size is always a multiple of the channel's number of processing threads.</text:p>
      <text:p text:style-name="P56"/>
      <text:p text:style-name="P57">Due to its computations being based of the number of processing threads, this algorithm can only effectively apply to a node, because server channels do not have a notion of processing threads. Therefore, it should only be used on the server-side. If used on the client-side, JPPF will "force" a number of threads equal to 1 for all channels, making the algorithm equivalent to a "manual" algorithm.</text:p>
      <text:p text:style-name="P56"/>
      <text:p text:style-name="P58">This algorithm is adaptive because the number of processing threads in a node can be update dynamically and the updates will be reported to the load-balancer on the server side. <text:span text:style-name="T74">This is also why this algorithm implements the </text:span><text:a xlink:type="simple" xlink:href="http://www.jppf.org/javadoc/6.0/index.html?org/jppf/load/balancer/ChannelAwareness.html" text:style-name="Internet_20_link" text:visited-style-name="Visited_20_Internet_20_Link"><text:span text:style-name="T74">ChannelAwareness</text:span></text:a><text:span text:style-name="T74"> interface.</text:span></text:p>
      <text:p text:style-name="P58"/>
      <text:p text:style-name="P59">Example configuration:</text:p>
      <text:p text:style-name="P59"/>
      <text:p text:style-name="P91"># name of the load-balancing algorithm</text:p>
      <text:p text:style-name="P96">jppf.load.balancing.algorithm = <text:span text:style-name="T75">nodethreads</text:span></text:p>
      <text:p text:style-name="P91"># name of the set of parameter (profile) for the algorithm</text:p>
      <text:p text:style-name="P96">jppf.load.balancing.profile = <text:span text:style-name="T75">threads</text:span></text:p>
      <text:p text:style-name="P96"><text:span text:style-name="T28"># "manual_profile" </text:span><text:span text:style-name="T34">profile</text:span></text:p>
      <text:p text:style-name="P100">jppf.load.balancing.profile.<text:span text:style-name="T75">threads</text:span>.<text:span text:style-name="T75">multiplicator</text:span> = <text:span text:style-name="T75">1</text:span></text:p>
      <text:list xml:id="list140627030797630" text:continue-numbering="true" text:style-name="Outline">
        <text:list-item>
          <text:list>
            <text:list-item>
              <text:list>
                <text:list-item>
                  <text:h text:style-name="Heading_20_3" text:outline-level="3">"autotuned"</text:h>
                </text:list-item>
              </text:list>
            </text:list-item>
          </text:list>
        </text:list-item>
      </text:list>
      <text:p text:style-name="P60">This algorithm is heuristic in the sense that it determines a good solution for the number of tasks to send to each channel, while the solution may not be the optimal one. It is loosely based on a simulated annealing algorithm. The heuristic part is provided by the fact that this algorithm performs a random walk within the solutions space.</text:p>
      <text:p text:style-name="P60"/>
      <text:p text:style-name="P60">It is a purely adaptive algorithm, based on the known past performance of each <text:span text:style-name="T87">channel</text:span>. It does not rely <text:span text:style-name="T87">or </text:span>know about the characteristics of the <text:span text:style-name="T87">channels</text:span> (i.e. hardware and software <text:span text:style-name="T87">configuration</text:span>). This algorithm is local to each channel, meaning that a separate task bundle size is determined for each channel, independently of the other channels. In fact, the other channels will implicitely adjust due to the performance changes generated each time the bundle size changes.</text:p>
      <text:p text:style-name="P60"/>
      <text:p text:style-name="P60">It starts using the bundle size defined in property file and changes it to find a better performance. The algorithm waits for some execution results to get a mean execution time, and then makes a change to the bundle size. Each time a change is done, it is done over a smaller range randomly.</text:p>
      <text:p text:style-name="P1"/>
      <text:p text:style-name="P61">This algorithm uses the following parameters:</text:p>
      <text:p text:style-name="P61"/>
      <text:list xml:id="list140628585239824" text:continue-list="list140627767461175" text:style-name="List_20_2">
        <text:list-item>
          <text:p text:style-name="P111">"<text:span text:style-name="T19">size</text:span>": this is the initial bundle size to start with, to bootstrap the algorithm.</text:p>
        </text:list-item>
        <text:list-item>
          <text:p text:style-name="P111">"<text:span text:style-name="T19">minSamplesToAnalyse</text:span>": the minimum number of samples that must be collected before an analysis is triggered.</text:p>
        </text:list-item>
        <text:list-item>
          <text:p text:style-name="P111">"<text:span text:style-name="T19">minSamplesToCheckConvergence</text:span>": the minimum number of samples to be collected before checking if the performance profile has changed.</text:p>
        </text:list-item>
        <text:list-item>
          <text:p text:style-name="P111">"<text:span text:style-name="T19">maxDeviation</text:span>": the percentage of deviation of the current mean to the mean when the system was considered stable.</text:p>
        </text:list-item>
        <text:list-item>
          <text:p text:style-name="P111">"<text:span text:style-name="T19">maxGuessToStable</text:span>": the maximum number of guesses of number generated that were already tested for the algorithm to consider the current best solution stable.</text:p>
        </text:list-item>
        <text:list-item>
          <text:p text:style-name="P111">"<text:span text:style-name="T19">sizeRatioDeviation</text:span>": this parameter defines the multiplicity used to define the range available to random generator, as the maximum.</text:p>
        </text:list-item>
        <text:list-item>
          <text:p text:style-name="P111"><text:soft-page-break/>"<text:span text:style-name="T19">decreaseRatio</text:span>": this parameter defines how fast it will stop generating random numbers. This is essential to define the size of the universe that is explored. Greater numbers make the algorithm stop sooner. Just as example, if the best solution is between 0-100, the following might occur (unless maxGuessToStable is small):</text:p>
        </text:list-item>
      </text:list>
      <text:list xml:id="list4471929586373151862" text:style-name="List_20_4">
        <text:list-item>
          <text:list>
            <text:list-item>
              <text:p text:style-name="P112">1 =&gt; 2 max guesses</text:p>
            </text:list-item>
            <text:list-item>
              <text:p text:style-name="P112">2 =&gt; 5 max guesses</text:p>
            </text:list-item>
            <text:list-item>
              <text:p text:style-name="P112">0.5 =&gt; 9 max guesses</text:p>
            </text:list-item>
            <text:list-item>
              <text:p text:style-name="P112">0.1 =&gt; 46 max guesses</text:p>
            </text:list-item>
            <text:list-item>
              <text:p text:style-name="P112">0.05 =&gt; 96 max guesses</text:p>
            </text:list-item>
          </text:list>
        </text:list-item>
      </text:list>
      <text:p text:style-name="P61"/>
      <text:p text:style-name="P61">Example configuration:</text:p>
      <text:p text:style-name="P61"/>
      <text:p text:style-name="P92"># name of the load-balancing algorithm</text:p>
      <text:p text:style-name="P98">jppf.load.balancing.algorithm = <text:s/>autotuned</text:p>
      <text:p text:style-name="P92"># name of the set of parameter (profile) for the algorithm</text:p>
      <text:p text:style-name="P98">jppf.load.balancing.profile = <text:s/>autotuned</text:p>
      <text:p text:style-name="P93"># parameters</text:p>
      <text:p text:style-name="P97">jppf.load.balancing.profile.autotuned.size = 5</text:p>
      <text:p text:style-name="Code_20_block">jppf.load.balancing.profile.autotuned.minSamplesToAnalyse = 100</text:p>
      <text:p text:style-name="Code_20_block">jppf.load.balancing.profile.autotuned.minSamplesToCheckConvergence = 50</text:p>
      <text:p text:style-name="Code_20_block">jppf.load.balancing.profile.autotuned.maxDeviation = 0.2</text:p>
      <text:p text:style-name="Code_20_block">jppf.load.balancing.profile.autotuned.maxGuessToStable = 50</text:p>
      <text:p text:style-name="Code_20_block">jppf.load.balancing.profile.autotuned.sizeRatioDeviation = 1.5</text:p>
      <text:p text:style-name="Code_20_block">jppf.load.balancing.profile.autotuned.decreaseRatio = 0.2</text:p>
      <text:list xml:id="list140628650462335" text:continue-list="list140627030797630" text:style-name="Outline">
        <text:list-item>
          <text:list>
            <text:list-item>
              <text:list>
                <text:list-item>
                  <text:h text:style-name="Heading_20_3" text:outline-level="3">"proportional"</text:h>
                </text:list-item>
              </text:list>
            </text:list-item>
          </text:list>
        </text:list-item>
      </text:list>
      <text:p text:style-name="P64">The "proportional" algorithm is an adaptive, global and deterministic load-balancing algorithm. <text:span text:style-name="T77">As for the "autotuned" algorithm, </text:span>it<text:span text:style-name="T77"> is purely adaptive and based solely on the known past performance of the channels.</text:span></text:p>
      <text:p text:style-name="P62"/>
      <text:p text:style-name="P62"><text:span text:style-name="T79">T</text:span>he computation is performed without a random part. Each bundle size is determined in proportion to the mean <text:span text:style-name="T79">task </text:span>execution time to the power of N. Here, N is one of the algorithm's parameters, called "proportionality factor". The mean time is computed as a moving average over the last M executed tasks for a given <text:span text:style-name="T79">channel</text:span>. M is <text:span text:style-name="T88">an</text:span>other algorithm parameter, called "performance cache size".</text:p>
      <text:p text:style-name="P62"/>
      <text:p text:style-name="P62">Also, <text:span text:style-name="T81">and </text:span>contrary to the <text:span text:style-name="T81">"autotuned"</text:span> approach, this algorithm is global: the bundle size for each <text:span text:style-name="T79">channel</text:span> depends on that of the other <text:span text:style-name="T79">channels</text:span>.</text:p>
      <text:p text:style-name="P62"/>
      <text:p text:style-name="P62"><text:span text:style-name="T80">Example configuration with the default values</text:span>:</text:p>
      <text:p text:style-name="P62"/>
      <text:p text:style-name="P90"># name of the load-balancing algorithm</text:p>
      <text:p text:style-name="Code_20_block">jppf.load.balancing.algorithm = proportional</text:p>
      <text:p text:style-name="P90"># name of the set of parameter (profile) for the algorithm</text:p>
      <text:p text:style-name="P99">jppf.load.balancing.profile = prop</text:p>
      <text:p text:style-name="P99"/>
      <text:p text:style-name="P90"># algorithm parameters</text:p>
      <text:p text:style-name="Code_20_block">jppf.load.balancing.profile.prop.performanceCacheSize = 2000</text:p>
      <text:p text:style-name="P99">jppf.load.balancing.profile.prop.proportionalityFactor = 1</text:p>
      <text:p text:style-name="P99"/>
      <text:p text:style-name="P90"># bootstrap parameters</text:p>
      <text:p text:style-name="Code_20_block">jppf.load.balancing.profile.prop.initialSize = 1e9</text:p>
      <text:p text:style-name="Code_20_block">jppf.load.balancing.profile.prop.initialMeanTime = 5</text:p>
      <text:p text:style-name="P62"/>
      <text:p text:style-name="P66">Note the "initialSize" and "initialMeanTime" parameters, which are used to bootstrap the algorithm the first time a bundler is used.</text:p>
      <text:p text:style-name="P66"/>
      <text:p text:style-name="P62"><text:span text:style-name="T22">D</text:span><text:span text:style-name="T19">escription of this algorithm</text:span></text:p>
      <text:p text:style-name="P62"/>
      <text:p text:style-name="P62">First, let's define the following variables:</text:p>
      <text:p text:style-name="P62"/>
      <text:list xml:id="list140628495465962" text:continue-list="list140628585239824" text:style-name="List_20_2">
        <text:list-item>
          <text:p text:style-name="P113"><text:span text:style-name="T19">n</text:span> = current number of <text:span text:style-name="T79">channels</text:span></text:p>
        </text:list-item>
        <text:list-item>
          <text:p text:style-name="P113"><text:span text:style-name="T19">max</text:span> = maximum number of tasks in a job in the current queue state</text:p>
        </text:list-item>
        <text:list-item>
          <text:p text:style-name="P113"><text:span text:style-name="T19">mean</text:span><text:span text:style-name="T78">i</text:span> = mean execution time for <text:span text:style-name="T79">channel</text:span> i</text:p>
        </text:list-item>
        <text:list-item>
          <text:p text:style-name="P114"><text:span text:style-name="T19">s</text:span><text:span text:style-name="T78">i</text:span> = number of tasks to send to <text:span text:style-name="T79">channel</text:span> i</text:p>
        </text:list-item>
        <text:list-item>
          <text:p text:style-name="P113"><text:span text:style-name="T19">p</text:span> = proportionality factor parameter</text:p>
        </text:list-item>
      </text:list>
      <text:p text:style-name="P62"/>
      <text:p text:style-name="P62"/>
      <text:p text:style-name="P103">We then define: </text:p>
      <text:p text:style-name="P62"/>
      <text:p text:style-name="P62"><draw:frame draw:style-name="fr1" draw:name="Image3" text:anchor-type="as-char" svg:width="3.002cm" svg:height="1.231cm" draw:z-index="1"><draw:image xlink:href="Pictures/10000200000000720000002FD6E2925E25034CFD.gif" xlink:type="simple" xlink:show="embed" xlink:actuate="onLoad"/></draw:frame></text:p>
      <text:p text:style-name="P62"/>
      <text:p text:style-name="P62"><text:span text:style-name="T19">s</text:span><text:span text:style-name="T78">i</text:span> is then computed as:</text:p>
      <text:p text:style-name="P62"/>
      <text:p text:style-name="P62"><draw:frame draw:style-name="fr1" draw:name="Image4" text:anchor-type="as-char" svg:width="3.731cm" svg:height="1.746cm" draw:z-index="2"><draw:image xlink:href="Pictures/100002000000008D000000423AD065426CD6157A.gif" xlink:type="simple" xlink:show="embed" xlink:actuate="onLoad"/></draw:frame></text:p>
      <text:p text:style-name="P62"/>
      <text:p text:style-name="P62">Here, we can see that the bundle size for each node is proportional to its contribution to sum S, hence the name of the algorithm. Every time performance data is fed back to the <text:span text:style-name="T81">load-balancer</text:span>, all <text:span text:style-name="T81">channel</text:span> bundle sizes are re-computed. </text:p>
      <text:p text:style-name="P62"/>
      <text:p text:style-name="P107"><text:span text:style-name="T39">Note</text:span><text:span text:style-name="T103">: </text:span><text:span text:style-name="T12">a noteworthy consequence of the algorithm's implementation is that it will always attempt to dispatch </text:span><text:span text:style-name="T90">all</text:span><text:span text:style-name="T12"> the tasks in a job at once among the available channels</text:span><text:span text:style-name="T103">.</text:span></text:p>
      <text:list xml:id="list140628021697870" text:continue-list="list140628650462335" text:style-name="Outline">
        <text:list-item>
          <text:list>
            <text:list-item>
              <text:list>
                <text:list-item>
                  <text:h text:style-name="P126" text:outline-level="3">"rl2"</text:h>
                </text:list-item>
              </text:list>
            </text:list-item>
          </text:list>
        </text:list-item>
      </text:list>
      <text:p text:style-name="P74">The "rl2" algorithm is a determiniistic, local and heuristic algorithm which randomly explores the space of bundle sizes and builds a set of possible states of the system it represents over time, in order to determine the states and actions that provide a performance that is as close to optimal as possible.</text:p>
      <text:p text:style-name="P73"/>
      <text:p text:style-name="P74">It uses the following parameters:</text:p>
      <text:p text:style-name="P74"/>
      <text:list xml:id="list140627682625100" text:continue-list="list140628495465962" text:style-name="List_20_2">
        <text:list-item>
          <text:p text:style-name="P116"><text:span text:style-name="T23">"</text:span><text:span text:style-name="T19">performanceCacheSize</text:span><text:span text:style-name="T23">"</text:span>: the maximum size of the performance samples cache. The lower, the more sensistive the bundler is to changes in the tasks perf<text:span text:style-name="T91">orm</text:span>ance profile, i.e. it adapts faster at the potential risk of over-adjusting to non-significant changes</text:p>
        </text:list-item>
        <text:list-item>
          <text:p text:style-name="P116"><text:span text:style-name="T23">"</text:span><text:span text:style-name="T19">performanceVariationThreshold</text:span><text:span text:style-name="T23">"</text:span>: the minimum variation of the mean execution time that triggers a <text:span text:style-name="T94">reset of the states of the system, thereby causing the algorithm to restart its learning phase. It is used to detect when the performance has significantly changed, for example when a new type of jobs is submitted to the grid</text:span></text:p>
        </text:list-item>
        <text:list-item>
          <text:p text:style-name="P116"><text:span text:style-name="T23">"</text:span><text:span text:style-name="T25">minSamples</text:span><text:span text:style-name="T23">"</text:span>: <text:span text:style-name="T94">the minimum number of states (bundle size associated with a mean execution time) to collect randomly <text:s/>before switching to the next phase of the algorithm</text:span></text:p>
        </text:list-item>
        <text:list-item>
          <text:p text:style-name="P116"><text:span text:style-name="T23">"</text:span><text:span text:style-name="T25">maxSamples</text:span><text:span text:style-name="T23">"</text:span>: <text:span text:style-name="T95">the maximum number of randomly collected states before the random exploration phase ends</text:span> </text:p>
        </text:list-item>
        <text:list-item>
          <text:p text:style-name="P116"><text:span text:style-name="T23">"</text:span><text:span text:style-name="T25">maxRelativeSize</text:span><text:span text:style-name="T23">"</text:span>: <text:span text:style-name="T95">the maximum value of the bundle size, expressed as a fraction of the size of the current job being evaluated. This avoids sending all the tasks of a job to a single node, which would defeat the purpose of parallelization.</text:span></text:p>
        </text:list-item>
      </text:list>
      <text:p text:style-name="P3"/>
      <text:p text:style-name="P75">The algorithm performs the following actions, when its <text:span text:style-name="Code_20_char">feedback()</text:span> method is invoked:</text:p>
      <text:p text:style-name="P74"/>
      <text:p text:style-name="P76">Let a state be a couple <text:span text:style-name="Code_20_char">(bundleSize, meanTime)</text:span> where <text:span text:style-name="Code_20_char">meanTime</text:span> is the best (i.e. lowest) known mean execution time for a bundle of size <text:span text:style-name="Code_20_char">bundleSize</text:span>.</text:p>
      <text:p text:style-name="P76">Let <text:span text:style-name="Code_20_char">nbStates</text:span> be the number of known states</text:p>
      <text:p text:style-name="P76">Let <text:span text:style-name="Code_20_char">maxSize</text:span> be <text:span text:style-name="Code_20_char">currentJobSize * </text:span><text:span text:style-name="Code_20_char"><text:span text:style-name="T19">maxRelativeSize</text:span></text:span></text:p>
      <text:p text:style-name="P76"/>
      <text:p text:style-name="P79"><text:span text:style-name="T19">1)</text:span> Detect whether a significant performance change has occurred. This happens for instance when a new kind of jobs is submitted to the grid, where the tasks in these jobs take a significantly longer time to execute. When this happens, the algorithm clears all its known states, to "forget" what it has learned about previous jobs' performance, and restarts it learning cycle. The condition for a significant performance change is expressed as:</text:p>
      <text:p text:style-name="P80"><text:span text:style-name="Code_20_char">(previousMean - currentMean) / previousMean &lt; -</text:span><text:span text:style-name="Code_20_char"><text:span text:style-name="T19">performanceVariationThreshold</text:span></text:span></text:p>
      <text:p text:style-name="P81">where <text:span text:style-name="Code_20_char">previousMean</text:span> and <text:span text:style-name="Code_20_char">currentMean</text:span> represent the mean execution time <text:span text:style-name="T98">of </text:span>the performance cache before and after <text:span text:style-name="T98">it</text:span> has been updated with the latest feedback.<text:span text:style-name="T99">data</text:span></text:p>
      <text:p text:style-name="P76"/>
      <text:p text:style-name="P76"><text:span text:style-name="T26">2</text:span><text:span text:style-name="T19">)</text:span> <text:span text:style-name="T97">W</text:span>hen <text:span text:style-name="Code_20_char">nbStates &lt; </text:span><text:span text:style-name="Code_20_char"><text:span text:style-name="T19">minSamples</text:span></text:span>, a new bundle size is chosen randomly among the values in the range <text:span text:style-name="Code_20_char">[1, maxSize]</text:span> for which no state has been collected yet.</text:p>
      <text:p text:style-name="P76"/>
      <text:p text:style-name="P76"><text:span text:style-name="T26">3</text:span><text:span text:style-name="T19">)</text:span> <text:span text:style-name="T97">W</text:span>hen <text:span text:style-name="Code_20_char"><text:span text:style-name="T19">minSamples</text:span></text:span><text:span text:style-name="Code_20_char"> &lt;= nbStates &lt; </text:span><text:span text:style-name="Code_20_char"><text:span text:style-name="T19">maxSamples</text:span></text:span>, we compute a probability <text:span text:style-name="Code_20_char">p</text:span> that the next bundle size will be chosen randomly, which decreases linearly with <text:span text:style-name="Code_20_char">(maxSamples - nbStates)</text:span>. <text:span text:style-name="T96">In other terms, the more known sates, the less likely it is that the bundle size will be chosen randomly. The probability </text:span><text:span text:style-name="Code_20_char"><text:span text:style-name="T96">p</text:span></text:span><text:span text:style-name="T96"> is computed as:</text:span></text:p>
      <text:p text:style-name="P77"><text:span text:style-name="Code_20_char">p = (</text:span><text:span text:style-name="Code_20_char"><text:span text:style-name="T19">maxSamples</text:span></text:span><text:span text:style-name="Code_20_char"> - nbStates) / (1 + (</text:span><text:span text:style-name="Code_20_char"><text:span text:style-name="T19">maxSamples</text:span></text:span><text:span text:style-name="Code_20_char"> - </text:span><text:span text:style-name="Code_20_char"><text:span text:style-name="T19">minSamples</text:span></text:span><text:span text:style-name="Code_20_char">))</text:span></text:p>
      <text:p text:style-name="P77">If the bundle size is not chosen randomly, then it is set to the bundle size of the known state with the best performance.</text:p>
      <text:p text:style-name="P77"/>
      <text:p text:style-name="P77"><text:span text:style-name="T26">4</text:span><text:span text:style-name="T19">)</text:span> <text:span text:style-name="T97">W</text:span>hen <text:span text:style-name="Code_20_char">nbStates &gt;= </text:span><text:span text:style-name="Code_20_char"><text:span text:style-name="T19">maxSamples</text:span></text:span> then the next bundle size is the size of the known state with the best performance.</text:p>
      <text:p text:style-name="P74"/>
      <text:p text:style-name="P78"/>
      <text:p text:style-name="P119">To summarize, we can say that the algorithm goes through 3 phases over time: it first learns the states of the system by randomly walking the space of possible bundle sizes, then continues to learn while increasingly applying its acquired knowledge, and finally considers learning as complete and uses the optimal value it converged to.</text:p>
      <text:p text:style-name="P78"/>
      <text:p text:style-name="P70">Example configuration with default values:</text:p>
      <text:p text:style-name="P70"/>
      <text:p text:style-name="P95"># name of the load-balancing algorithm</text:p>
      <text:p text:style-name="P102">jppf.load.balancing.algorithm = rl<text:span text:style-name="T100">2</text:span></text:p>
      <text:p text:style-name="P95"># name of the set of parameter (profile) for the algorithm</text:p>
      <text:p text:style-name="Code_20_block">jppf.load.balancing.profile = rl2_profile</text:p>
      <text:p text:style-name="P90"># "rl2" parameters</text:p>
      <text:p text:style-name="Code_20_block">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p text:style-name="P82"/>
      <text:list xml:id="list140628614002906" text:continue-list="list140628021697870" text:style-name="Outline">
        <text:list-item>
          <text:list>
            <text:list-item>
              <text:list>
                <text:list-item>
                  <text:h text:style-name="P127" text:outline-level="3">Class hierarchy</text:h>
                </text:list-item>
              </text:list>
            </text:list-item>
          </text:list>
        </text:list-item>
      </text:list>
      <text:p text:style-name="P15"><text:span text:style-name="T86">All JPPF's built-in bundlers are implemented in the </text:span><text:a xlink:type="simple" xlink:href="http://www.jppf.org/javadoc/6.0/index.html?org/jppf/load/balancer/impl/package-summary.html" text:style-name="Internet_20_link" text:visited-style-name="Visited_20_Internet_20_Link"><text:span text:style-name="T86">org.jppf.load.balancer.impl</text:span></text:a><text:span text:style-name="T86"> package. SImilarly, the corresponding bundler providers are found in the </text:span><text:a xlink:type="simple" xlink:href="http://www.jppf.org/javadoc/6.0/index.html?org/jppf/load/balancer/spi/package-summary.html" text:style-name="Internet_20_link" text:visited-style-name="Visited_20_Internet_20_Link"><text:span text:style-name="T86">org.jppf.load.balancer.spi</text:span></text:a><text:span text:style-name="T86"> package.</text:span></text:p>
      <text:p text:style-name="P12"/>
      <text:p text:style-name="P1"><draw:frame draw:style-name="fr1" draw:name="Image2" text:anchor-type="as-char" svg:width="16.96cm" svg:height="11.8cm" draw:z-index="3"><draw:image xlink:href="Pictures/1000020000000281000001BEEA740F96ACDF5BD6.gif" xlink:type="simple" xlink:show="embed" xlink:actuate="onLoad"/></draw:frame></text:p>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22H46M12S</meta:editing-duration>
    <meta:editing-cycles>573</meta:editing-cycles>
    <meta:generator>LibreOffice/5.1.3.2$Windows_x86 LibreOffice_project/644e4637d1d8544fd9f56425bd6cec110e49301b</meta:generator>
    <meta:creation-date>2009-09-06T09:04:15.91</meta:creation-date>
    <dc:date>2016-08-20T14:06:26.200000000</dc:date>
    <meta:document-statistic meta:table-count="0" meta:image-count="4" meta:object-count="0" meta:page-count="14" meta:paragraph-count="354" meta:word-count="4804" meta:character-count="32560" meta:non-whitespace-character-count="2785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